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109.59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136.6pt"/>
    </style:style>
    <style:style style:name="co14" style:family="table-column">
      <style:table-column-properties fo:break-before="auto" style:column-width="128.89pt"/>
    </style:style>
    <style:style style:name="co15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159.76pt"/>
    </style:style>
    <style:style style:name="co17" style:family="table-column">
      <style:table-column-properties fo:break-before="auto" style:column-width="154.35pt"/>
    </style:style>
    <style:style style:name="co18" style:family="table-column">
      <style:table-column-properties fo:break-before="auto" style:column-width="152.05pt"/>
    </style:style>
    <style:style style:name="co19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9.16pt" svg:height="384.77pt" svg:x="610.72pt" svg:y="289.87pt">
            <loext:p draw:notify-on-update-of-ranges="Sheet1.I14:Sheet1.I14 Sheet1.I15:Sheet1.I22 Sheet1.J14:Sheet1.J14 Sheet1.J15:Sheet1.J22 Sheet1.I14:Sheet1.I14 Sheet1.I15:Sheet1.I22 Sheet1.K14:Sheet1.K14 Sheet1.K15:Sheet1.K22 Sheet1.I14:Sheet1.I14 Sheet1.I15:Sheet1.I22 Sheet1.L14:Sheet1.L14 Sheet1.L15:Sheet1.L22 Sheet1.I14:Sheet1.I14 Sheet1.I15:Sheet1.I22 Sheet1.M14:Sheet1.M14 Sheet1.M15:Sheet1.M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88pt" svg:height="307.25pt" svg:x="1244.15pt" svg:y="285.36pt">
            <loext:p draw:notify-on-update-of-ranges="Sheet1.O14:Sheet1.O14 Sheet1.O15:Sheet1.O22 Sheet1.P14:Sheet1.P14 Sheet1.P15:Sheet1.P22 Sheet1.O14:Sheet1.O14 Sheet1.O15:Sheet1.O22 Sheet1.Q14:Sheet1.Q14 Sheet1.Q15:Sheet1.Q22 Sheet1.O14:Sheet1.O14 Sheet1.O15:Sheet1.O22 Sheet1.R14:Sheet1.R14 Sheet1.R15:Sheet1.R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5.35pt" svg:height="282.05pt" svg:x="686.55pt" svg:y="811.25pt">
            <loext:p draw:notify-on-update-of-ranges="Sheet1.I55:Sheet1.I55 Sheet1.I56:Sheet1.I63 Sheet1.J55:Sheet1.J55 Sheet1.J56:Sheet1.J63 Sheet1.I55:Sheet1.I55 Sheet1.I56:Sheet1.I63 Sheet1.K55:Sheet1.K55 Sheet1.K56:Sheet1.K63 Sheet1.I55:Sheet1.I55 Sheet1.I56:Sheet1.I63 Sheet1.L55:Sheet1.L55 Sheet1.L56:Sheet1.L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24.53pt" svg:height="390.78pt" svg:x="1339.29pt" svg:y="1004.43pt">
            <loext:p draw:notify-on-update-of-ranges="Sheet1.V55:Sheet1.V55 Sheet1.V56:Sheet1.V63 Sheet1.O56:Sheet1.O63 Sheet1.O55:Sheet1.O55 Sheet1.O56:Sheet1.O63 Sheet1.P55:Sheet1.P55 Sheet1.P56:Sheet1.P63 Sheet1.O55:Sheet1.O55 Sheet1.O56:Sheet1.O63 Sheet1.Q55:Sheet1.Q55 Sheet1.Q56:Sheet1.Q63 Sheet1.O55:Sheet1.O55 Sheet1.O56:Sheet1.O63 Sheet1.R55:Sheet1.R55 Sheet1.R56:Sheet1.R63 Sheet1.O55:Sheet1.O55 Sheet1.O56:Sheet1.O63 Sheet1.S55:Sheet1.S55 Sheet1.S56:Sheet1.S63 Sheet1.O55:Sheet1.O55 Sheet1.O56:Sheet1.O63 Sheet1.T55:Sheet1.T55 Sheet1.T56:Sheet1.T63 Sheet1.O55:Sheet1.O55 Sheet1.O56:Sheet1.O63 Sheet1.U55:Sheet1.U55 Sheet1.U56:Sheet1.U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/>
          <table:table-cell office:value-type="string" calcext:value-type="string">
            <text:p>Average Comp. Time</text:p>
          </table:table-cell>
          <table:table-cell office:value-type="string" calcext:value-type="string">
            <text:p>Average Non Upfit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732" calcext:value-type="float">
            <text:p>514.7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:.C8])" office:value-type="float" office:value="514.5296" calcext:value-type="float">
            <text:p>514.5296</text:p>
          </table:table-cell>
          <table:table-cell/>
          <table:table-cell office:value-type="float" office:value="513.226" calcext:value-type="float">
            <text:p>513.226</text:p>
          </table:table-cell>
          <table:table-cell table:formula="of:=[.C4]-[.I4]" office:value-type="float" office:value="1.50599999999997" calcext:value-type="float">
            <text:p>1.506</text:p>
          </table:table-cell>
          <table:table-cell table:formula="of:=AVERAGE([.J4:.J8])" office:value-type="float" office:value="1.51179999999999" calcext:value-type="float">
            <text:p>1.5118</text:p>
          </table:table-cell>
          <table:table-cell/>
          <table:table-cell table:formula="of:=[.G4]" office:value-type="float" office:value="514.5296" calcext:value-type="float">
            <text:p>514.5296</text:p>
          </table:table-cell>
          <table:table-cell table:formula="of:=[.K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331" calcext:value-type="float">
            <text:p>514.3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25" calcext:value-type="float">
            <text:p>512.825</text:p>
          </table:table-cell>
          <table:table-cell table:formula="of:=[.C5]-[.I5]" office:value-type="float" office:value="1.50599999999997" calcext:value-type="float">
            <text:p>1.506</text:p>
          </table:table-cell>
          <table:table-cell table:number-columns-repeated="2"/>
          <table:table-cell table:formula="of:=[.M4]" office:value-type="float" office:value="514.5296" calcext:value-type="float">
            <text:p>514.5296</text:p>
          </table:table-cell>
          <table:table-cell table:formula="of:=[.N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697" calcext:value-type="float">
            <text:p>514.6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3.179" calcext:value-type="float">
            <text:p>513.179</text:p>
          </table:table-cell>
          <table:table-cell table:formula="of:=[.C6]-[.I6]" office:value-type="float" office:value="1.51800000000003" calcext:value-type="float">
            <text:p>1.518</text:p>
          </table:table-cell>
          <table:table-cell table:number-columns-repeated="2"/>
          <table:table-cell table:formula="of:=[.M5]" office:value-type="float" office:value="514.5296" calcext:value-type="float">
            <text:p>514.5296</text:p>
          </table:table-cell>
          <table:table-cell table:formula="of:=[.N5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84" calcext:value-type="float">
            <text:p>514.4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969" calcext:value-type="float">
            <text:p>512.969</text:p>
          </table:table-cell>
          <table:table-cell table:formula="of:=[.C7]-[.I7]" office:value-type="float" office:value="1.51499999999999" calcext:value-type="float">
            <text:p>1.515</text:p>
          </table:table-cell>
          <table:table-cell table:number-columns-repeated="2"/>
          <table:table-cell table:formula="of:=[.M6]" office:value-type="float" office:value="514.5296" calcext:value-type="float">
            <text:p>514.5296</text:p>
          </table:table-cell>
          <table:table-cell table:formula="of:=[.N6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04" calcext:value-type="float">
            <text:p>514.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9" calcext:value-type="float">
            <text:p>512.89</text:p>
          </table:table-cell>
          <table:table-cell table:formula="of:=[.C8]-[.I8]" office:value-type="float" office:value="1.51400000000001" calcext:value-type="float">
            <text:p>1.514</text:p>
          </table:table-cell>
          <table:table-cell table:number-columns-repeated="2"/>
          <table:table-cell table:formula="of:=[.M7]" office:value-type="float" office:value="514.5296" calcext:value-type="float">
            <text:p>514.5296</text:p>
          </table:table-cell>
          <table:table-cell table:formula="of:=[.N7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534" calcext:value-type="float">
            <text:p>514.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9:.C13])" office:value-type="float" office:value="514.7812" calcext:value-type="float">
            <text:p>514.7812</text:p>
          </table:table-cell>
          <table:table-cell table:number-columns-repeated="5"/>
          <table:table-cell table:formula="of:=[.M8]" office:value-type="float" office:value="514.5296" calcext:value-type="float">
            <text:p>514.5296</text:p>
          </table:table-cell>
          <table:table-cell table:formula="of:=[.N8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5.459" calcext:value-type="float">
            <text:p>515.4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9]" office:value-type="float" office:value="514.5296" calcext:value-type="float">
            <text:p>514.5296</text:p>
          </table:table-cell>
          <table:table-cell table:formula="of:=[.N9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968" calcext:value-type="float">
            <text:p>514.9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10]" office:value-type="float" office:value="514.5296" calcext:value-type="float">
            <text:p>514.5296</text:p>
          </table:table-cell>
          <table:table-cell table:formula="of:=[.N10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618" calcext:value-type="float">
            <text:p>514.6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327" calcext:value-type="float">
            <text:p>514.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4:.C18])" office:value-type="float" office:value="263.6716" calcext:value-type="float">
            <text:p>263.6716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514.5296" calcext:value-type="float">
            <text:p>514.5296</text:p>
          </table:table-cell>
          <table:table-cell table:formula="of:=[.G9]" office:value-type="float" office:value="514.7812" calcext:value-type="float">
            <text:p>514.7812</text:p>
          </table:table-cell>
          <table:table-cell table:formula="of:=[.G49]" office:value-type="float" office:value="514.6076" calcext:value-type="float">
            <text:p>514.6076</text:p>
          </table:table-cell>
          <table:table-cell table:formula="of:=[.N4]+([.M4]-[.N4])/[.I15]" office:value-type="float" office:value="514.5296" calcext:value-type="float">
            <text:p>514.52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5]/[.K15]" office:value-type="float" office:value="0.999511248662538" calcext:value-type="float">
            <text:p>0.9995112487</text:p>
          </table:table-cell>
          <table:table-cell table:formula="of:=[.J15]/[.L15]" office:value-type="float" office:value="0.999848428200439" calcext:value-type="float">
            <text:p>0.9998484282</text:p>
          </table:table-cell>
          <table:table-cell table:formula="of:=[.O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395" calcext:value-type="float">
            <text:p>260.3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15]" office:value-type="float" office:value="514.5296" calcext:value-type="float">
            <text:p>514.5296</text:p>
          </table:table-cell>
          <table:table-cell table:formula="of:=[.G14]" office:value-type="float" office:value="263.6716" calcext:value-type="float">
            <text:p>263.6716</text:p>
          </table:table-cell>
          <table:table-cell table:formula="of:=[.G54]" office:value-type="float" office:value="267.7482" calcext:value-type="float">
            <text:p>267.7482</text:p>
          </table:table-cell>
          <table:table-cell table:formula="of:=[.N5]+([.M5]-[.N5])/[.I16]" office:value-type="float" office:value="258.0207" calcext:value-type="float">
            <text:p>258.02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6]/[.K16]" office:value-type="float" office:value="1.95140318487088" calcext:value-type="float">
            <text:p>1.9514031849</text:p>
          </table:table-cell>
          <table:table-cell table:formula="of:=[.J16]/[.L16]" office:value-type="float" office:value="1.92169209727647" calcext:value-type="float">
            <text:p>1.9216920973</text:p>
          </table:table-cell>
          <table:table-cell table:formula="of:=[.O1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78.131" calcext:value-type="float">
            <text:p>278.1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16]" office:value-type="float" office:value="514.5296" calcext:value-type="float">
            <text:p>514.5296</text:p>
          </table:table-cell>
          <table:table-cell table:formula="of:=[.G19]" office:value-type="float" office:value="139.4944" calcext:value-type="float">
            <text:p>139.4944</text:p>
          </table:table-cell>
          <table:table-cell table:formula="of:=[.G59]" office:value-type="float" office:value="138.4456" calcext:value-type="float">
            <text:p>138.4456</text:p>
          </table:table-cell>
          <table:table-cell table:formula="of:=[.N6]+([.M6]-[.N6])/[.I17]" office:value-type="float" office:value="129.76625" calcext:value-type="float">
            <text:p>129.76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7]/[.K17]" office:value-type="float" office:value="3.6885322995045" calcext:value-type="float">
            <text:p>3.6885322995</text:p>
          </table:table-cell>
          <table:table-cell table:formula="of:=[.J17]/[.L17]" office:value-type="float" office:value="3.71647491866842" calcext:value-type="float">
            <text:p>3.7164749187</text:p>
          </table:table-cell>
          <table:table-cell table:formula="of:=[.O17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071" calcext:value-type="float">
            <text:p>260.0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J17]" office:value-type="float" office:value="514.5296" calcext:value-type="float">
            <text:p>514.5296</text:p>
          </table:table-cell>
          <table:table-cell table:formula="of:=[.G24]" office:value-type="float" office:value="73.70926" calcext:value-type="float">
            <text:p>73.70926</text:p>
          </table:table-cell>
          <table:table-cell table:formula="of:=[.G64]" office:value-type="float" office:value="75.2508" calcext:value-type="float">
            <text:p>75.2508</text:p>
          </table:table-cell>
          <table:table-cell table:formula="of:=[.N7]+([.M7]-[.N7])/[.I18]" office:value-type="float" office:value="65.639025" calcext:value-type="float">
            <text:p>65.6390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8]/[.K18]" office:value-type="float" office:value="6.98052863371577" calcext:value-type="float">
            <text:p>6.9805286337</text:p>
          </table:table-cell>
          <table:table-cell table:formula="of:=[.J18]/[.L18]" office:value-type="float" office:value="6.83752996645883" calcext:value-type="float">
            <text:p>6.8375299665</text:p>
          </table:table-cell>
          <table:table-cell table:formula="of:=[.O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1.75" calcext:value-type="float">
            <text:p>141.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9:.C23])" office:value-type="float" office:value="139.4944" calcext:value-type="float">
            <text:p>139.49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" office:value-type="float" office:value="514.5296" calcext:value-type="float">
            <text:p>514.5296</text:p>
          </table:table-cell>
          <table:table-cell table:formula="of:=[.G29]" office:value-type="float" office:value="42.68746" calcext:value-type="float">
            <text:p>42.68746</text:p>
          </table:table-cell>
          <table:table-cell table:formula="of:=[.G69]" office:value-type="float" office:value="42.5277" calcext:value-type="float">
            <text:p>42.5277</text:p>
          </table:table-cell>
          <table:table-cell table:formula="of:=[.N8]+([.M8]-[.N8])/[.I19]" office:value-type="float" office:value="33.5754125" calcext:value-type="float">
            <text:p>33.5754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9]/[.K19]" office:value-type="float" office:value="12.0534133443405" calcext:value-type="float">
            <text:p>12.0534133443</text:p>
          </table:table-cell>
          <table:table-cell table:formula="of:=[.J19]/[.L19]" office:value-type="float" office:value="12.0986933222347" calcext:value-type="float">
            <text:p>12.0986933222</text:p>
          </table:table-cell>
          <table:table-cell table:formula="of:=[.O1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7.129" calcext:value-type="float">
            <text:p>137.1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J19]" office:value-type="float" office:value="514.5296" calcext:value-type="float">
            <text:p>514.5296</text:p>
          </table:table-cell>
          <table:table-cell table:formula="of:=[.G34]" office:value-type="float" office:value="25.04268" calcext:value-type="float">
            <text:p>25.04268</text:p>
          </table:table-cell>
          <table:table-cell table:formula="of:=[.G74]" office:value-type="float" office:value="24.93386" calcext:value-type="float">
            <text:p>24.93386</text:p>
          </table:table-cell>
          <table:table-cell table:formula="of:=[.N9]+([.M9]-[.N9])/[.I20]" office:value-type="float" office:value="17.54360625" calcext:value-type="float">
            <text:p>17.543606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J20]/[.K20]" office:value-type="float" office:value="20.5461076849602" calcext:value-type="float">
            <text:p>20.546107685</text:p>
          </table:table-cell>
          <table:table-cell table:formula="of:=[.J20]/[.L20]" office:value-type="float" office:value="20.6357780143147" calcext:value-type="float">
            <text:p>20.6357780143</text:p>
          </table:table-cell>
          <table:table-cell table:formula="of:=[.O20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0]" office:value-type="float" office:value="514.5296" calcext:value-type="float">
            <text:p>514.5296</text:p>
          </table:table-cell>
          <table:table-cell table:formula="of:=[.G39]" office:value-type="float" office:value="16.4186" calcext:value-type="float">
            <text:p>16.4186</text:p>
          </table:table-cell>
          <table:table-cell table:formula="of:=[.G79]" office:value-type="float" office:value="20.20764" calcext:value-type="float">
            <text:p>20.20764</text:p>
          </table:table-cell>
          <table:table-cell table:formula="of:=[.N10]+([.M10]-[.N10])/[.I21]" office:value-type="float" office:value="9.527703125" calcext:value-type="float">
            <text:p>9.5277031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J21]/[.K21]" office:value-type="float" office:value="31.3382139768311" calcext:value-type="float">
            <text:p>31.3382139768</text:p>
          </table:table-cell>
          <table:table-cell table:formula="of:=[.J21]/[.L21]" office:value-type="float" office:value="25.4621321440802" calcext:value-type="float">
            <text:p>25.4621321441</text:p>
          </table:table-cell>
          <table:table-cell table:formula="of:=[.O2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6.777" calcext:value-type="float">
            <text:p>136.77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21]" office:value-type="float" office:value="514.5296" calcext:value-type="float">
            <text:p>514.5296</text:p>
          </table:table-cell>
          <table:table-cell table:formula="of:=[.G44]" office:value-type="float" office:value="12.81412" calcext:value-type="float">
            <text:p>12.81412</text:p>
          </table:table-cell>
          <table:table-cell table:formula="of:=[.G84]" office:value-type="float" office:value="29.94244" calcext:value-type="float">
            <text:p>29.94244</text:p>
          </table:table-cell>
          <table:table-cell table:formula="of:=[.N11]+([.M11]-[.N11])/[.I22]" office:value-type="float" office:value="5.51975156249999" calcext:value-type="float">
            <text:p>5.51975156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J22]/[.K22]" office:value-type="float" office:value="40.1533308568985" calcext:value-type="float">
            <text:p>40.1533308569</text:p>
          </table:table-cell>
          <table:table-cell table:formula="of:=[.J22]/[.L22]" office:value-type="float" office:value="17.183956952072" calcext:value-type="float">
            <text:p>17.1839569521</text:p>
          </table:table-cell>
          <table:table-cell table:formula="of:=[.O22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6.094" calcext:value-type="float">
            <text:p>146.0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3329" calcext:value-type="float">
            <text:p>73.33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4:.C28])" office:value-type="float" office:value="73.70926" calcext:value-type="float">
            <text:p>73.709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408" calcext:value-type="float">
            <text:p>73.4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4.6651" calcext:value-type="float">
            <text:p>74.6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2714" calcext:value-type="float">
            <text:p>73.27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9:.C33])" office:value-type="float" office:value="42.68746" calcext:value-type="float">
            <text:p>42.687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56" calcext:value-type="float">
            <text:p>43.4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9825" calcext:value-type="float">
            <text:p>41.982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2.9786" calcext:value-type="float">
            <text:p>42.97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5773" calcext:value-type="float">
            <text:p>41.5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7868" calcext:value-type="float">
            <text:p>24.78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4:.C38])" office:value-type="float" office:value="25.04268" calcext:value-type="float">
            <text:p>25.042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9047" calcext:value-type="float">
            <text:p>24.90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0615" calcext:value-type="float">
            <text:p>25.0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1705" calcext:value-type="float">
            <text:p>25.170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2899" calcext:value-type="float">
            <text:p>25.2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2965" calcext:value-type="float">
            <text:p>16.29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9:.C43])" office:value-type="float" office:value="16.4186" calcext:value-type="float">
            <text:p>16.41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886" calcext:value-type="float">
            <text:p>16.38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6682" calcext:value-type="float">
            <text:p>16.6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4279" calcext:value-type="float">
            <text:p>16.4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906" calcext:value-type="float">
            <text:p>12.79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4:.C48])" office:value-type="float" office:value="12.81412" calcext:value-type="float">
            <text:p>12.814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523" calcext:value-type="float">
            <text:p>12.952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147" calcext:value-type="float">
            <text:p>12.91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6259" calcext:value-type="float">
            <text:p>12.6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871" calcext:value-type="float">
            <text:p>12.7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3" calcext:value-type="float">
            <text:p>514.3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9:.C53])" office:value-type="float" office:value="514.6076" calcext:value-type="float">
            <text:p>514.60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5.037" calcext:value-type="float">
            <text:p>515.03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72" calcext:value-type="float">
            <text:p>514.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7" calcext:value-type="float">
            <text:p>514.3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651" calcext:value-type="float">
            <text:p>514.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807" calcext:value-type="float">
            <text:p>259.8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4:.C58])" office:value-type="float" office:value="267.7482" calcext:value-type="float">
            <text:p>267.74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672" calcext:value-type="float">
            <text:p>259.6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F 10k points, 2.4k trees</text:p>
          </table:table-cell>
          <table:table-cell office:value-type="string" calcext:value-type="string">
            <text:p>FF 1k points, 2.4k trees</text:p>
          </table:table-cell>
          <table:table-cell office:value-type="string" calcext:value-type="string">
            <text:p>FF 1k points, 1.2k trees</text:p>
          </table:table-cell>
          <table:table-cell office:value-type="string" calcext:value-type="string">
            <text:p>Threads 10k points, 2.4k trees</text:p>
          </table:table-cell>
          <table:table-cell office:value-type="string" calcext:value-type="string">
            <text:p>Threads 1k points, 2.4k trees</text:p>
          </table:table-cell>
          <table:table-cell office:value-type="string" calcext:value-type="string">
            <text:p>Threads 1k points, 1.2k trees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607" calcext:value-type="float">
            <text:p>279.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5]/[.K15]" office:value-type="float" office:value="0.999511248662538" calcext:value-type="float">
            <text:p>0.9995112487</text:p>
          </table:table-cell>
          <table:table-cell table:formula="of:=[.M15]/[.L15]" office:value-type="float" office:value="0.999848428200439" calcext:value-type="float">
            <text:p>0.9998484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65]/[.P74]" office:value-type="float" office:value="1" calcext:value-type="float">
            <text:p>1</text:p>
          </table:table-cell>
          <table:table-cell table:formula="of:=[.Q65]/[.Q74]" office:value-type="float" office:value="1" calcext:value-type="float">
            <text:p>1</text:p>
          </table:table-cell>
          <table:table-cell table:formula="of:=[.R65]/[.R74]" office:value-type="float" office:value="1" calcext:value-type="float">
            <text:p>1</text:p>
          </table:table-cell>
          <table:table-cell table:formula="of:=[.S65]/[.S74]" office:value-type="float" office:value="1" calcext:value-type="float">
            <text:p>1</text:p>
          </table:table-cell>
          <table:table-cell table:formula="of:=[.T65]/[.T74]" office:value-type="float" office:value="1" calcext:value-type="float">
            <text:p>1</text:p>
          </table:table-cell>
          <table:table-cell table:formula="of:=[.U65]/[.U74]" office:value-type="float" office:value="1" calcext:value-type="float">
            <text:p>1</text:p>
          </table:table-cell>
          <table:table-cell table:formula="of:=[.O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774" calcext:value-type="float">
            <text:p>259.7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6]/[.K16]" office:value-type="float" office:value="0.97856841616617" calcext:value-type="float">
            <text:p>0.9785684162</text:p>
          </table:table-cell>
          <table:table-cell table:formula="of:=[.M16]/[.L16]" office:value-type="float" office:value="0.963669223546601" calcext:value-type="float">
            <text:p>0.96366922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66]/[.P75]" office:value-type="float" office:value="1.95235740216239" calcext:value-type="float">
            <text:p>1.9523574022</text:p>
          </table:table-cell>
          <table:table-cell table:formula="of:=[.Q66]/[.Q75]" office:value-type="float" office:value="1.94289263114844" calcext:value-type="float">
            <text:p>1.9428926311</text:p>
          </table:table-cell>
          <table:table-cell table:formula="of:=[.R66]/[.R75]" office:value-type="float" office:value="1.93148832838714" calcext:value-type="float">
            <text:p>1.9314883284</text:p>
          </table:table-cell>
          <table:table-cell table:formula="of:=[.S66]/[.S75]" office:value-type="float" office:value="1.92198341576153" calcext:value-type="float">
            <text:p>1.9219834158</text:p>
          </table:table-cell>
          <table:table-cell table:formula="of:=[.T66]/[.T75]" office:value-type="float" office:value="1.95347065484197" calcext:value-type="float">
            <text:p>1.9534706548</text:p>
          </table:table-cell>
          <table:table-cell table:formula="of:=[.U66]/[.U75]" office:value-type="float" office:value="1.9329244065411" calcext:value-type="float">
            <text:p>1.9329244065</text:p>
          </table:table-cell>
          <table:table-cell table:formula="of:=[.O5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7]/[.K17]" office:value-type="float" office:value="0.930261358162048" calcext:value-type="float">
            <text:p>0.9302613582</text:p>
          </table:table-cell>
          <table:table-cell table:formula="of:=[.M17]/[.L17]" office:value-type="float" office:value="0.937308589077587" calcext:value-type="float">
            <text:p>0.93730858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67]/[.P76]" office:value-type="float" office:value="3.69033595613874" calcext:value-type="float">
            <text:p>3.6903359561</text:p>
          </table:table-cell>
          <table:table-cell table:formula="of:=[.Q67]/[.Q76]" office:value-type="float" office:value="3.47577042074806" calcext:value-type="float">
            <text:p>3.4757704207</text:p>
          </table:table-cell>
          <table:table-cell table:formula="of:=[.R67]/[.R76]" office:value-type="float" office:value="3.44378854363458" calcext:value-type="float">
            <text:p>3.4437885436</text:p>
          </table:table-cell>
          <table:table-cell table:formula="of:=[.S67]/[.S76]" office:value-type="float" office:value="3.71703831685514" calcext:value-type="float">
            <text:p>3.7170383169</text:p>
          </table:table-cell>
          <table:table-cell table:formula="of:=[.T67]/[.T76]" office:value-type="float" office:value="3.4687063763925" calcext:value-type="float">
            <text:p>3.4687063764</text:p>
          </table:table-cell>
          <table:table-cell table:formula="of:=[.U67]/[.U76]" office:value-type="float" office:value="3.45390879531731" calcext:value-type="float">
            <text:p>3.4539087953</text:p>
          </table:table-cell>
          <table:table-cell table:formula="of:=[.O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533" calcext:value-type="float">
            <text:p>137.5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9:.C63])" office:value-type="float" office:value="138.4456" calcext:value-type="float">
            <text:p>138.44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18]/[.K18]" office:value-type="float" office:value="0.890512603165464" calcext:value-type="float">
            <text:p>0.8905126032</text:p>
          </table:table-cell>
          <table:table-cell table:formula="of:=[.M18]/[.L18]" office:value-type="float" office:value="0.872270128689662" calcext:value-type="float">
            <text:p>0.87227012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68]/[.P77]" office:value-type="float" office:value="6.98394204473088" calcext:value-type="float">
            <text:p>6.9839420447</text:p>
          </table:table-cell>
          <table:table-cell table:formula="of:=[.Q68]/[.Q77]" office:value-type="float" office:value="5.80343096556139" calcext:value-type="float">
            <text:p>5.8034309656</text:p>
          </table:table-cell>
          <table:table-cell table:formula="of:=[.R68]/[.R77]" office:value-type="float" office:value="5.81589435381829" calcext:value-type="float">
            <text:p>5.8158943538</text:p>
          </table:table-cell>
          <table:table-cell table:formula="of:=[.S68]/[.S77]" office:value-type="float" office:value="6.8385665002897" calcext:value-type="float">
            <text:p>6.8385665003</text:p>
          </table:table-cell>
          <table:table-cell table:formula="of:=[.T68]/[.T77]" office:value-type="float" office:value="5.76207843036164" calcext:value-type="float">
            <text:p>5.7620784304</text:p>
          </table:table-cell>
          <table:table-cell table:formula="of:=[.U68]/[.U77]" office:value-type="float" office:value="5.79890724687136" calcext:value-type="float">
            <text:p>5.7989072469</text:p>
          </table:table-cell>
          <table:table-cell table:formula="of:=[.O5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6.027" calcext:value-type="float">
            <text:p>136.0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M19]/[.K19]" office:value-type="float" office:value="0.786540414913419" calcext:value-type="float">
            <text:p>0.7865404149</text:p>
          </table:table-cell>
          <table:table-cell table:formula="of:=[.M19]/[.L19]" office:value-type="float" office:value="0.789495140814105" calcext:value-type="float">
            <text:p>0.7894951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P69]/[.P78]" office:value-type="float" office:value="12.0593073469351" calcext:value-type="float">
            <text:p>12.0593073469</text:p>
          </table:table-cell>
          <table:table-cell table:formula="of:=[.Q69]/[.Q78]" office:value-type="float" office:value="9.24410497808257" calcext:value-type="float">
            <text:p>9.2441049781</text:p>
          </table:table-cell>
          <table:table-cell table:formula="of:=[.R69]/[.R78]" office:value-type="float" office:value="9.13099946096139" calcext:value-type="float">
            <text:p>9.130999461</text:p>
          </table:table-cell>
          <table:table-cell table:formula="of:=[.S69]/[.S78]" office:value-type="float" office:value="12.1005274209515" calcext:value-type="float">
            <text:p>12.100527421</text:p>
          </table:table-cell>
          <table:table-cell table:formula="of:=[.T69]/[.T78]" office:value-type="float" office:value="9.32626419001753" calcext:value-type="float">
            <text:p>9.32626419</text:p>
          </table:table-cell>
          <table:table-cell table:formula="of:=[.U69]/[.U78]" office:value-type="float" office:value="9.15493540975487" calcext:value-type="float">
            <text:p>9.1549354098</text:p>
          </table:table-cell>
          <table:table-cell table:formula="of:=[.O6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45.374" calcext:value-type="float">
            <text:p>145.3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M20]/[.K20]" office:value-type="float" office:value="0.70054827398665" calcext:value-type="float">
            <text:p>0.700548274</text:p>
          </table:table-cell>
          <table:table-cell table:formula="of:=[.M20]/[.L20]" office:value-type="float" office:value="0.70360570926443" calcext:value-type="float">
            <text:p>0.7036057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P70]/[.P79]" office:value-type="float" office:value="20.5561545329813" calcext:value-type="float">
            <text:p>20.556154533</text:p>
          </table:table-cell>
          <table:table-cell table:formula="of:=[.Q70]/[.Q79]" office:value-type="float" office:value="13.8983682619969" calcext:value-type="float">
            <text:p>13.898368262</text:p>
          </table:table-cell>
          <table:table-cell table:formula="of:=[.R70]/[.R79]" office:value-type="float" office:value="13.3188896419717" calcext:value-type="float">
            <text:p>13.318889642</text:p>
          </table:table-cell>
          <table:table-cell table:formula="of:=[.S70]/[.S79]" office:value-type="float" office:value="20.6389062904821" calcext:value-type="float">
            <text:p>20.6389062905</text:p>
          </table:table-cell>
          <table:table-cell table:formula="of:=[.T70]/[.T79]" office:value-type="float" office:value="14.3302907057935" calcext:value-type="float">
            <text:p>14.3302907058</text:p>
          </table:table-cell>
          <table:table-cell table:formula="of:=[.U70]/[.U79]" office:value-type="float" office:value="13.114061953997" calcext:value-type="float">
            <text:p>13.114061954</text:p>
          </table:table-cell>
          <table:table-cell table:formula="of:=[.O6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874" calcext:value-type="float">
            <text:p>137.8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M21]/[.K21]" office:value-type="float" office:value="0.580299363222199" calcext:value-type="float">
            <text:p>0.5802993632</text:p>
          </table:table-cell>
          <table:table-cell table:formula="of:=[.M21]/[.L21]" office:value-type="float" office:value="0.471490145558808" calcext:value-type="float">
            <text:p>0.47149014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P71]/[.P80]" office:value-type="float" office:value="31.3535380604924" calcext:value-type="float">
            <text:p>31.3535380605</text:p>
          </table:table-cell>
          <table:table-cell table:formula="of:=[.Q71]/[.Q80]" office:value-type="float" office:value="18.891006456782" calcext:value-type="float">
            <text:p>18.8910064568</text:p>
          </table:table-cell>
          <table:table-cell table:formula="of:=[.R71]/[.R80]" office:value-type="float" office:value="16.1885099211553" calcext:value-type="float">
            <text:p>16.1885099212</text:p>
          </table:table-cell>
          <table:table-cell table:formula="of:=[.S71]/[.S80]" office:value-type="float" office:value="25.4659920703259" calcext:value-type="float">
            <text:p>25.4659920703</text:p>
          </table:table-cell>
          <table:table-cell table:formula="of:=[.T71]/[.T80]" office:value-type="float" office:value="17.8093122683598" calcext:value-type="float">
            <text:p>17.8093122684</text:p>
          </table:table-cell>
          <table:table-cell table:formula="of:=[.U71]/[.U80]" office:value-type="float" office:value="10.7558394941128" calcext:value-type="float">
            <text:p>10.7558394941</text:p>
          </table:table-cell>
          <table:table-cell table:formula="of:=[.O6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5.42" calcext:value-type="float">
            <text:p>135.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M22]/[.K22]" office:value-type="float" office:value="0.430755413754514" calcext:value-type="float">
            <text:p>0.4307554138</text:p>
          </table:table-cell>
          <table:table-cell table:formula="of:=[.M22]/[.L22]" office:value-type="float" office:value="0.184345416155129" calcext:value-type="float">
            <text:p>0.1843454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P72]/[.P81]" office:value-type="float" office:value="40.1729654474907" calcext:value-type="float">
            <text:p>40.1729654475</text:p>
          </table:table-cell>
          <table:table-cell table:formula="of:=[.Q72]/[.Q81]" office:value-type="float" office:value="21.0686995315344" calcext:value-type="float">
            <text:p>21.0686995315</text:p>
          </table:table-cell>
          <table:table-cell table:formula="of:=[.R72]/[.R81]" office:value-type="float" office:value="17.5835832653251" calcext:value-type="float">
            <text:p>17.5835832653</text:p>
          </table:table-cell>
          <table:table-cell table:formula="of:=[.S72]/[.S81]" office:value-type="float" office:value="17.1865619501951" calcext:value-type="float">
            <text:p>17.1865619502</text:p>
          </table:table-cell>
          <table:table-cell table:formula="of:=[.T72]/[.T81]" office:value-type="float" office:value="12.3249200670581" calcext:value-type="float">
            <text:p>12.3249200671</text:p>
          </table:table-cell>
          <table:table-cell table:formula="of:=[.U72]/[.U81]" office:value-type="float" office:value="9.68087527784895" calcext:value-type="float">
            <text:p>9.6808752778</text:p>
          </table:table-cell>
          <table:table-cell table:formula="of:=[.O63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2734" calcext:value-type="float">
            <text:p>73.27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4:.C68])" office:value-type="float" office:value="75.2508" calcext:value-type="float">
            <text:p>75.2508</text:p>
          </table:table-cell>
          <table:table-cell table:number-columns-repeated="8"/>
          <table:table-cell office:value-type="string" calcext:value-type="string">
            <text:p>FF 10k points, 2.4k trees(1)</text:p>
          </table:table-cell>
          <table:table-cell office:value-type="string" calcext:value-type="string">
            <text:p>FF 1k points, 2.4k trees(1)</text:p>
          </table:table-cell>
          <table:table-cell office:value-type="string" calcext:value-type="string">
            <text:p>FF 1k points, 1.2k trees(1)</text:p>
          </table:table-cell>
          <table:table-cell office:value-type="string" calcext:value-type="string">
            <text:p>Threads 10k points, 2.4k trees(1)</text:p>
          </table:table-cell>
          <table:table-cell office:value-type="string" calcext:value-type="string">
            <text:p>Threads 1k points, 2.4k trees(1)</text:p>
          </table:table-cell>
          <table:table-cell office:value-type="string" calcext:value-type="string">
            <text:p>Threads 1k points, 1.2k trees(1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4143" calcext:value-type="float">
            <text:p>73.414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80.0849" calcext:value-type="float">
            <text:p>80.08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5]" office:value-type="float" office:value="514.7812" calcext:value-type="float">
            <text:p>514.7812</text:p>
          </table:table-cell>
          <table:table-cell table:formula="of:=[.Q65]" office:value-type="float" office:value="73.2945142857143" calcext:value-type="float">
            <text:p>73.2945142857</text:p>
          </table:table-cell>
          <table:table-cell table:formula="of:=[.R65]" office:value-type="float" office:value="31.9187" calcext:value-type="float">
            <text:p>31.9187</text:p>
          </table:table-cell>
          <table:table-cell table:formula="of:=[.S65]" office:value-type="float" office:value="514.6076" calcext:value-type="float">
            <text:p>514.6076</text:p>
          </table:table-cell>
          <table:table-cell table:formula="of:=[.T65]" office:value-type="float" office:value="73.4443571428571" calcext:value-type="float">
            <text:p>73.4443571429</text:p>
          </table:table-cell>
          <table:table-cell table:formula="of:=[.U6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4.3106" calcext:value-type="float">
            <text:p>74.31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6]" office:value-type="float" office:value="514.7812" calcext:value-type="float">
            <text:p>514.7812</text:p>
          </table:table-cell>
          <table:table-cell table:formula="of:=[.Q66]" office:value-type="float" office:value="73.2945142857143" calcext:value-type="float">
            <text:p>73.2945142857</text:p>
          </table:table-cell>
          <table:table-cell table:formula="of:=[.R66]" office:value-type="float" office:value="31.9187" calcext:value-type="float">
            <text:p>31.9187</text:p>
          </table:table-cell>
          <table:table-cell table:formula="of:=[.S66]" office:value-type="float" office:value="514.6076" calcext:value-type="float">
            <text:p>514.6076</text:p>
          </table:table-cell>
          <table:table-cell table:formula="of:=[.T66]" office:value-type="float" office:value="73.4443571428571" calcext:value-type="float">
            <text:p>73.4443571429</text:p>
          </table:table-cell>
          <table:table-cell table:formula="of:=[.U66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5.1708" calcext:value-type="float">
            <text:p>75.1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7]" office:value-type="float" office:value="514.7812" calcext:value-type="float">
            <text:p>514.7812</text:p>
          </table:table-cell>
          <table:table-cell table:formula="of:=[.Q67]" office:value-type="float" office:value="73.2945142857143" calcext:value-type="float">
            <text:p>73.2945142857</text:p>
          </table:table-cell>
          <table:table-cell table:formula="of:=[.R67]" office:value-type="float" office:value="31.9187" calcext:value-type="float">
            <text:p>31.9187</text:p>
          </table:table-cell>
          <table:table-cell table:formula="of:=[.S67]" office:value-type="float" office:value="514.6076" calcext:value-type="float">
            <text:p>514.6076</text:p>
          </table:table-cell>
          <table:table-cell table:formula="of:=[.T67]" office:value-type="float" office:value="73.4443571428571" calcext:value-type="float">
            <text:p>73.4443571429</text:p>
          </table:table-cell>
          <table:table-cell table:formula="of:=[.U67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9:.C73])" office:value-type="float" office:value="42.5277" calcext:value-type="float">
            <text:p>42.5277</text:p>
          </table:table-cell>
          <table:table-cell table:number-columns-repeated="8"/>
          <table:table-cell table:formula="of:=[.P68]" office:value-type="float" office:value="514.7812" calcext:value-type="float">
            <text:p>514.7812</text:p>
          </table:table-cell>
          <table:table-cell table:formula="of:=[.Q68]" office:value-type="float" office:value="73.2945142857143" calcext:value-type="float">
            <text:p>73.2945142857</text:p>
          </table:table-cell>
          <table:table-cell table:formula="of:=[.R68]" office:value-type="float" office:value="31.9187" calcext:value-type="float">
            <text:p>31.9187</text:p>
          </table:table-cell>
          <table:table-cell table:formula="of:=[.S68]" office:value-type="float" office:value="514.6076" calcext:value-type="float">
            <text:p>514.6076</text:p>
          </table:table-cell>
          <table:table-cell table:formula="of:=[.T68]" office:value-type="float" office:value="73.4443571428571" calcext:value-type="float">
            <text:p>73.4443571429</text:p>
          </table:table-cell>
          <table:table-cell table:formula="of:=[.U68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718" calcext:value-type="float">
            <text:p>41.7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9]" office:value-type="float" office:value="514.7812" calcext:value-type="float">
            <text:p>514.7812</text:p>
          </table:table-cell>
          <table:table-cell table:formula="of:=[.Q69]" office:value-type="float" office:value="73.2945142857143" calcext:value-type="float">
            <text:p>73.2945142857</text:p>
          </table:table-cell>
          <table:table-cell table:formula="of:=[.R69]" office:value-type="float" office:value="31.9187" calcext:value-type="float">
            <text:p>31.9187</text:p>
          </table:table-cell>
          <table:table-cell table:formula="of:=[.S69]" office:value-type="float" office:value="514.6076" calcext:value-type="float">
            <text:p>514.6076</text:p>
          </table:table-cell>
          <table:table-cell table:formula="of:=[.T69]" office:value-type="float" office:value="73.4443571428571" calcext:value-type="float">
            <text:p>73.4443571429</text:p>
          </table:table-cell>
          <table:table-cell table:formula="of:=[.U69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1278" calcext:value-type="float">
            <text:p>43.12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0]" office:value-type="float" office:value="514.7812" calcext:value-type="float">
            <text:p>514.7812</text:p>
          </table:table-cell>
          <table:table-cell table:formula="of:=[.Q70]" office:value-type="float" office:value="73.2945142857143" calcext:value-type="float">
            <text:p>73.2945142857</text:p>
          </table:table-cell>
          <table:table-cell table:formula="of:=[.R70]" office:value-type="float" office:value="31.9187" calcext:value-type="float">
            <text:p>31.9187</text:p>
          </table:table-cell>
          <table:table-cell table:formula="of:=[.S70]" office:value-type="float" office:value="514.6076" calcext:value-type="float">
            <text:p>514.6076</text:p>
          </table:table-cell>
          <table:table-cell table:formula="of:=[.T70]" office:value-type="float" office:value="73.4443571428571" calcext:value-type="float">
            <text:p>73.4443571429</text:p>
          </table:table-cell>
          <table:table-cell table:formula="of:=[.U70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2352" calcext:value-type="float">
            <text:p>43.235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1]" office:value-type="float" office:value="514.7812" calcext:value-type="float">
            <text:p>514.7812</text:p>
          </table:table-cell>
          <table:table-cell table:formula="of:=[.Q71]" office:value-type="float" office:value="73.2945142857143" calcext:value-type="float">
            <text:p>73.2945142857</text:p>
          </table:table-cell>
          <table:table-cell table:formula="of:=[.R71]" office:value-type="float" office:value="31.9187" calcext:value-type="float">
            <text:p>31.9187</text:p>
          </table:table-cell>
          <table:table-cell table:formula="of:=[.S71]" office:value-type="float" office:value="514.6076" calcext:value-type="float">
            <text:p>514.6076</text:p>
          </table:table-cell>
          <table:table-cell table:formula="of:=[.T71]" office:value-type="float" office:value="73.4443571428571" calcext:value-type="float">
            <text:p>73.4443571429</text:p>
          </table:table-cell>
          <table:table-cell table:formula="of:=[.U71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058" calcext:value-type="float">
            <text:p>43.0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FF 10k points, 2.4k trees(n)</text:p>
          </table:table-cell>
          <table:table-cell office:value-type="string" calcext:value-type="string">
            <text:p>FF 1k points, 2.4k trees(n)</text:p>
          </table:table-cell>
          <table:table-cell office:value-type="string" calcext:value-type="string">
            <text:p>FF 1k points, 1.2k trees(n)</text:p>
          </table:table-cell>
          <table:table-cell office:value-type="string" calcext:value-type="string">
            <text:p>Threads 10k points, 2.4k trees(n)</text:p>
          </table:table-cell>
          <table:table-cell office:value-type="string" calcext:value-type="string">
            <text:p>Threads 1k points, 2.4k trees(n)</text:p>
          </table:table-cell>
          <table:table-cell office:value-type="string" calcext:value-type="string">
            <text:p>Threads 1k points, 1.2k trees(n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7527" calcext:value-type="float">
            <text:p>24.75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4:.C78])" office:value-type="float" office:value="24.93386" calcext:value-type="float">
            <text:p>24.93386</text:p>
          </table:table-cell>
          <table:table-cell table:number-columns-repeated="8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1402" calcext:value-type="float">
            <text:p>25.14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6]" office:value-type="float" office:value="263.6716" calcext:value-type="float">
            <text:p>263.6716</text:p>
          </table:table-cell>
          <table:table-cell table:formula="of:=[.G105]" office:value-type="float" office:value="37.7244285714286" calcext:value-type="float">
            <text:p>37.7244285714</text:p>
          </table:table-cell>
          <table:table-cell table:formula="of:=[.G226]" office:value-type="float" office:value="16.5254428571429" calcext:value-type="float">
            <text:p>16.5254428571</text:p>
          </table:table-cell>
          <table:table-cell table:formula="of:=[.L16]" office:value-type="float" office:value="267.7482" calcext:value-type="float">
            <text:p>267.7482</text:p>
          </table:table-cell>
          <table:table-cell table:formula="of:=[.G161]" office:value-type="float" office:value="37.5968571428571" calcext:value-type="float">
            <text:p>37.5968571429</text:p>
          </table:table-cell>
          <table:table-cell table:formula="of:=[.G282]" office:value-type="float" office:value="16.5031285714286" calcext:value-type="float">
            <text:p>16.503128571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019" calcext:value-type="float">
            <text:p>25.0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7]" office:value-type="float" office:value="139.4944" calcext:value-type="float">
            <text:p>139.4944</text:p>
          </table:table-cell>
          <table:table-cell table:formula="of:=[.G112]" office:value-type="float" office:value="21.0872714285714" calcext:value-type="float">
            <text:p>21.0872714286</text:p>
          </table:table-cell>
          <table:table-cell table:formula="of:=[.G233]" office:value-type="float" office:value="9.26848428571429" calcext:value-type="float">
            <text:p>9.2684842857</text:p>
          </table:table-cell>
          <table:table-cell table:formula="of:=[.L17]" office:value-type="float" office:value="138.4456" calcext:value-type="float">
            <text:p>138.4456</text:p>
          </table:table-cell>
          <table:table-cell table:formula="of:=[.G168]" office:value-type="float" office:value="21.1734142857143" calcext:value-type="float">
            <text:p>21.1734142857</text:p>
          </table:table-cell>
          <table:table-cell table:formula="of:=[.G289]" office:value-type="float" office:value="9.23571" calcext:value-type="float">
            <text:p>9.23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9187" calcext:value-type="float">
            <text:p>24.91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8]" office:value-type="float" office:value="73.70926" calcext:value-type="float">
            <text:p>73.70926</text:p>
          </table:table-cell>
          <table:table-cell table:formula="of:=[.G119]" office:value-type="float" office:value="12.6295142857143" calcext:value-type="float">
            <text:p>12.6295142857</text:p>
          </table:table-cell>
          <table:table-cell table:formula="of:=[.G240]" office:value-type="float" office:value="5.48818428571429" calcext:value-type="float">
            <text:p>5.4881842857</text:p>
          </table:table-cell>
          <table:table-cell table:formula="of:=[.L18]" office:value-type="float" office:value="75.2508" calcext:value-type="float">
            <text:p>75.2508</text:p>
          </table:table-cell>
          <table:table-cell table:formula="of:=[.G175]" office:value-type="float" office:value="12.7461571428571" calcext:value-type="float">
            <text:p>12.7461571429</text:p>
          </table:table-cell>
          <table:table-cell table:formula="of:=[.G296]" office:value-type="float" office:value="5.50091571428572" calcext:value-type="float">
            <text:p>5.50091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8387" calcext:value-type="float">
            <text:p>24.83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9]" office:value-type="float" office:value="42.68746" calcext:value-type="float">
            <text:p>42.68746</text:p>
          </table:table-cell>
          <table:table-cell table:formula="of:=[.G126]" office:value-type="float" office:value="7.92878428571429" calcext:value-type="float">
            <text:p>7.9287842857</text:p>
          </table:table-cell>
          <table:table-cell table:formula="of:=[.G247]" office:value-type="float" office:value="3.49564142857143" calcext:value-type="float">
            <text:p>3.4956414286</text:p>
          </table:table-cell>
          <table:table-cell table:formula="of:=[.L19]" office:value-type="float" office:value="42.5277" calcext:value-type="float">
            <text:p>42.5277</text:p>
          </table:table-cell>
          <table:table-cell table:formula="of:=[.G182]" office:value-type="float" office:value="7.87500285714286" calcext:value-type="float">
            <text:p>7.8750028571</text:p>
          </table:table-cell>
          <table:table-cell table:formula="of:=[.G303]" office:value-type="float" office:value="3.48438285714286" calcext:value-type="float">
            <text:p>3.4843828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19.9756" calcext:value-type="float">
            <text:p>19.97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9:.C83])" office:value-type="float" office:value="20.20764" calcext:value-type="float">
            <text:p>20.20764</text:p>
          </table:table-cell>
          <table:table-cell table:number-columns-repeated="8"/>
          <table:table-cell table:formula="of:=[.K20]" office:value-type="float" office:value="25.04268" calcext:value-type="float">
            <text:p>25.04268</text:p>
          </table:table-cell>
          <table:table-cell table:formula="of:=[.G133]" office:value-type="float" office:value="5.27360571428571" calcext:value-type="float">
            <text:p>5.2736057143</text:p>
          </table:table-cell>
          <table:table-cell table:formula="of:=[.G254]" office:value-type="float" office:value="2.39649857142857" calcext:value-type="float">
            <text:p>2.3964985714</text:p>
          </table:table-cell>
          <table:table-cell table:formula="of:=[.L20]" office:value-type="float" office:value="24.93386" calcext:value-type="float">
            <text:p>24.93386</text:p>
          </table:table-cell>
          <table:table-cell table:formula="of:=[.G189]" office:value-type="float" office:value="5.12511285714286" calcext:value-type="float">
            <text:p>5.1251128571</text:p>
          </table:table-cell>
          <table:table-cell table:formula="of:=[.G310]" office:value-type="float" office:value="2.43245" calcext:value-type="float">
            <text:p>2.43245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473" calcext:value-type="float">
            <text:p>20.24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1]" office:value-type="float" office:value="16.4186" calcext:value-type="float">
            <text:p>16.4186</text:p>
          </table:table-cell>
          <table:table-cell table:formula="of:=[.G140]" office:value-type="float" office:value="3.87986285714286" calcext:value-type="float">
            <text:p>3.8798628571</text:p>
          </table:table-cell>
          <table:table-cell table:formula="of:=[.G261]" office:value-type="float" office:value="1.97168857142857" calcext:value-type="float">
            <text:p>1.9716885714</text:p>
          </table:table-cell>
          <table:table-cell table:formula="of:=[.L21]" office:value-type="float" office:value="20.20764" calcext:value-type="float">
            <text:p>20.20764</text:p>
          </table:table-cell>
          <table:table-cell table:formula="of:=[.G196]" office:value-type="float" office:value="4.12393" calcext:value-type="float">
            <text:p>4.12393</text:p>
          </table:table-cell>
          <table:table-cell table:formula="of:=[.G317]" office:value-type="float" office:value="2.96576571428571" calcext:value-type="float">
            <text:p>2.96576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932" calcext:value-type="float">
            <text:p>20.29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2]" office:value-type="float" office:value="12.81412" calcext:value-type="float">
            <text:p>12.81412</text:p>
          </table:table-cell>
          <table:table-cell table:formula="of:=[.G147]" office:value-type="float" office:value="3.47883428571429" calcext:value-type="float">
            <text:p>3.4788342857</text:p>
          </table:table-cell>
          <table:table-cell table:formula="of:=[.G268]" office:value-type="float" office:value="1.81525571428571" calcext:value-type="float">
            <text:p>1.8152557143</text:p>
          </table:table-cell>
          <table:table-cell table:formula="of:=[.L22]" office:value-type="float" office:value="29.94244" calcext:value-type="float">
            <text:p>29.94244</text:p>
          </table:table-cell>
          <table:table-cell table:formula="of:=[.G203]" office:value-type="float" office:value="5.95901285714286" calcext:value-type="float">
            <text:p>5.9590128571</text:p>
          </table:table-cell>
          <table:table-cell table:formula="of:=[.G324]" office:value-type="float" office:value="3.29508428571429" calcext:value-type="float">
            <text:p>3.2950842857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1773" calcext:value-type="float">
            <text:p>20.1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3448" calcext:value-type="float">
            <text:p>20.344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269" calcext:value-type="float">
            <text:p>29.82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84:.C88])" office:value-type="float" office:value="29.94244" calcext:value-type="float">
            <text:p>29.942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088" calcext:value-type="float">
            <text:p>29.80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0142" calcext:value-type="float">
            <text:p>30.01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1013" calcext:value-type="float">
            <text:p>30.10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9" calcext:value-type="float">
            <text:p>73.1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73.1447857142857" calcext:value-type="float">
            <text:p>73.1447857143</text:p>
          </table:table-cell>
          <table:table-cell office:value-type="float" office:value="73.149" calcext:value-type="float">
            <text:p>73.1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2115" calcext:value-type="float">
            <text:p>73.21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15" calcext:value-type="float">
            <text:p>73.2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41" calcext:value-type="float">
            <text:p>73.14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441" calcext:value-type="float">
            <text:p>73.1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94" calcext:value-type="float">
            <text:p>73.12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94" calcext:value-type="float">
            <text:p>73.1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74" calcext:value-type="float">
            <text:p>73.12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74" calcext:value-type="float">
            <text:p>73.1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153" calcext:value-type="float">
            <text:p>73.115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153" calcext:value-type="float">
            <text:p>73.1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368" calcext:value-type="float">
            <text:p>73.13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368" calcext:value-type="float">
            <text:p>73.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811" calcext:value-type="float">
            <text:p>73.181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73.2945142857143" calcext:value-type="float">
            <text:p>73.2945142857</text:p>
          </table:table-cell>
          <table:table-cell office:value-type="float" office:value="73.1811" calcext:value-type="float">
            <text:p>73.1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979" calcext:value-type="float">
            <text:p>73.19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979" calcext:value-type="float">
            <text:p>73.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7994" calcext:value-type="float">
            <text:p>73.79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7994" calcext:value-type="float">
            <text:p>73.7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07" calcext:value-type="float">
            <text:p>73.21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07" calcext:value-type="float">
            <text:p>73.2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483" calcext:value-type="float">
            <text:p>73.248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483" calcext:value-type="float">
            <text:p>73.2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4" calcext:value-type="float">
            <text:p>37.5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37.7244285714286" calcext:value-type="float">
            <text:p>37.7244285714</text:p>
          </table:table-cell>
          <table:table-cell office:value-type="float" office:value="37.554" calcext:value-type="float">
            <text:p>37.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6615" calcext:value-type="float">
            <text:p>37.6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6615" calcext:value-type="float">
            <text:p>37.66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8.6593" calcext:value-type="float">
            <text:p>38.659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6593" calcext:value-type="float">
            <text:p>38.6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5" calcext:value-type="float">
            <text:p>37.54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5" calcext:value-type="float">
            <text:p>37.54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6" calcext:value-type="float">
            <text:p>37.546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6" calcext:value-type="float">
            <text:p>37.5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57" calcext:value-type="float">
            <text:p>37.5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557" calcext:value-type="float">
            <text:p>37.5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74" calcext:value-type="float">
            <text:p>37.54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74" calcext:value-type="float">
            <text:p>37.5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73" calcext:value-type="float">
            <text:p>20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1.0872714285714" calcext:value-type="float">
            <text:p>21.0872714286</text:p>
          </table:table-cell>
          <table:table-cell office:value-type="float" office:value="20.8573" calcext:value-type="float">
            <text:p>20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097" calcext:value-type="float">
            <text:p>20.9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097" calcext:value-type="float">
            <text:p>20.9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708" calcext:value-type="float">
            <text:p>20.8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708" calcext:value-type="float">
            <text:p>20.87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69" calcext:value-type="float">
            <text:p>20.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69" calcext:value-type="float">
            <text:p>20.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98" calcext:value-type="float">
            <text:p>20.85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598" calcext:value-type="float">
            <text:p>20.8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2.3221" calcext:value-type="float">
            <text:p>22.32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3221" calcext:value-type="float">
            <text:p>22.3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222" calcext:value-type="float">
            <text:p>20.92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222" calcext:value-type="float">
            <text:p>20.9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69" calcext:value-type="float">
            <text:p>12.5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6295142857143" calcext:value-type="float">
            <text:p>12.6295142857</text:p>
          </table:table-cell>
          <table:table-cell office:value-type="float" office:value="12.5869" calcext:value-type="float">
            <text:p>12.5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6357" calcext:value-type="float">
            <text:p>12.63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6357" calcext:value-type="float">
            <text:p>12.6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155" calcext:value-type="float">
            <text:p>12.9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795" calcext:value-type="float">
            <text:p>12.57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795" calcext:value-type="float">
            <text:p>12.5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71" calcext:value-type="float">
            <text:p>12.5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71" calcext:value-type="float">
            <text:p>12.5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219" calcext:value-type="float">
            <text:p>12.52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19" calcext:value-type="float">
            <text:p>12.5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" calcext:value-type="float">
            <text:p>12.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1895" calcext:value-type="float">
            <text:p>7.918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7.92878428571429" calcext:value-type="float">
            <text:p>7.9287842857</text:p>
          </table:table-cell>
          <table:table-cell office:value-type="float" office:value="7.91895" calcext:value-type="float">
            <text:p>7.91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214" calcext:value-type="float">
            <text:p>7.92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214" calcext:value-type="float">
            <text:p>7.9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9726" calcext:value-type="float">
            <text:p>7.8972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9726" calcext:value-type="float">
            <text:p>7.8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6276" calcext:value-type="float">
            <text:p>7.962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6276" calcext:value-type="float">
            <text:p>7.96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573" calcext:value-type="float">
            <text:p>7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573" calcext:value-type="float">
            <text:p>7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9341" calcext:value-type="float">
            <text:p>7.99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9341" calcext:value-type="float">
            <text:p>7.99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5041" calcext:value-type="float">
            <text:p>7.950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5041" calcext:value-type="float">
            <text:p>7.9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0889" calcext:value-type="float">
            <text:p>5.308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5.27360571428571" calcext:value-type="float">
            <text:p>5.2736057143</text:p>
          </table:table-cell>
          <table:table-cell office:value-type="float" office:value="5.30889" calcext:value-type="float">
            <text:p>5.30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1287" calcext:value-type="float">
            <text:p>5.212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1287" calcext:value-type="float">
            <text:p>5.21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103" calcext:value-type="float">
            <text:p>5.3110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103" calcext:value-type="float">
            <text:p>5.3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218" calcext:value-type="float">
            <text:p>5.312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218" calcext:value-type="float">
            <text:p>5.31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4502" calcext:value-type="float">
            <text:p>5.245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4502" calcext:value-type="float">
            <text:p>5.24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813" calcext:value-type="float">
            <text:p>5.318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813" calcext:value-type="float">
            <text:p>5.31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0712" calcext:value-type="float">
            <text:p>5.2071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0712" calcext:value-type="float">
            <text:p>5.20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5008" calcext:value-type="float">
            <text:p>3.850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0:.H146])" office:value-type="float" office:value="3.87986285714286" calcext:value-type="float">
            <text:p>3.8798628571</text:p>
          </table:table-cell>
          <table:table-cell office:value-type="float" office:value="3.85008" calcext:value-type="float">
            <text:p>3.85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4.01092" calcext:value-type="float">
            <text:p>4.0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1092" calcext:value-type="float">
            <text:p>4.0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2363" calcext:value-type="float">
            <text:p>3.92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1279" calcext:value-type="float">
            <text:p>3.91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1279" calcext:value-type="float">
            <text:p>3.91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8259" calcext:value-type="float">
            <text:p>3.78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8259" calcext:value-type="float">
            <text:p>3.78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9321" calcext:value-type="float">
            <text:p>3.79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8582" calcext:value-type="float">
            <text:p>3.885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88582" calcext:value-type="float">
            <text:p>3.88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4702" calcext:value-type="float">
            <text:p>3.547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7:.H153])" office:value-type="float" office:value="3.47883428571429" calcext:value-type="float">
            <text:p>3.4788342857</text:p>
          </table:table-cell>
          <table:table-cell office:value-type="float" office:value="3.54702" calcext:value-type="float">
            <text:p>3.54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8534" calcext:value-type="float">
            <text:p>3.38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8534" calcext:value-type="float">
            <text:p>3.38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6557" calcext:value-type="float">
            <text:p>3.56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6557" calcext:value-type="float">
            <text:p>3.56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327" calcext:value-type="float">
            <text:p>3.48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327" calcext:value-type="float">
            <text:p>3.48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3436" calcext:value-type="float">
            <text:p>3.53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436" calcext:value-type="float">
            <text:p>3.53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5579" calcext:value-type="float">
            <text:p>3.355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5579" calcext:value-type="float">
            <text:p>3.35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049" calcext:value-type="float">
            <text:p>3.480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049" calcext:value-type="float">
            <text:p>3.48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974" calcext:value-type="float">
            <text:p>73.19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54:.H160])" office:value-type="float" office:value="73.4443571428571" calcext:value-type="float">
            <text:p>73.4443571429</text:p>
          </table:table-cell>
          <table:table-cell office:value-type="float" office:value="73.1974" calcext:value-type="float">
            <text:p>73.1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661" calcext:value-type="float">
            <text:p>73.16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661" calcext:value-type="float">
            <text:p>73.1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4.945" calcext:value-type="float">
            <text:p>74.94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4.945" calcext:value-type="float">
            <text:p>74.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802" calcext:value-type="float">
            <text:p>73.18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802" calcext:value-type="float">
            <text:p>73.1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504" calcext:value-type="float">
            <text:p>73.15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504" calcext:value-type="float">
            <text:p>73.1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781" calcext:value-type="float">
            <text:p>73.17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781" calcext:value-type="float">
            <text:p>73.1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933" calcext:value-type="float">
            <text:p>73.2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36" calcext:value-type="float">
            <text:p>37.5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1:.H167])" office:value-type="float" office:value="37.5968571428571" calcext:value-type="float">
            <text:p>37.5968571429</text:p>
          </table:table-cell>
          <table:table-cell office:value-type="float" office:value="37.5436" calcext:value-type="float">
            <text:p>37.5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8.0132" calcext:value-type="float">
            <text:p>38.01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0132" calcext:value-type="float">
            <text:p>38.0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91" calcext:value-type="float">
            <text:p>37.549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91" calcext:value-type="float">
            <text:p>37.5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089" calcext:value-type="float">
            <text:p>37.50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089" calcext:value-type="float">
            <text:p>37.5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97" calcext:value-type="float">
            <text:p>37.51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97" calcext:value-type="float">
            <text:p>37.5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71" calcext:value-type="float">
            <text:p>37.51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71" calcext:value-type="float">
            <text:p>37.5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264" calcext:value-type="float">
            <text:p>37.526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264" calcext:value-type="float">
            <text:p>37.5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6097" calcext:value-type="float">
            <text:p>21.6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8:.H174])" office:value-type="float" office:value="21.1734142857143" calcext:value-type="float">
            <text:p>21.1734142857</text:p>
          </table:table-cell>
          <table:table-cell office:value-type="float" office:value="21.6097" calcext:value-type="float">
            <text:p>21.6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2.2713" calcext:value-type="float">
            <text:p>22.27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2713" calcext:value-type="float">
            <text:p>22.2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0463" calcext:value-type="float">
            <text:p>21.04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0463" calcext:value-type="float">
            <text:p>21.0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95" calcext:value-type="float">
            <text:p>20.82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95" calcext:value-type="float">
            <text:p>20.8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1" calcext:value-type="float">
            <text:p>20.8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1" calcext:value-type="float">
            <text:p>20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27" calcext:value-type="float">
            <text:p>20.82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27" calcext:value-type="float">
            <text:p>20.8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134" calcext:value-type="float">
            <text:p>20.81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134" calcext:value-type="float">
            <text:p>20.8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165" calcext:value-type="float">
            <text:p>12.51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75:.H181])" office:value-type="float" office:value="12.7461571428571" calcext:value-type="float">
            <text:p>12.7461571429</text:p>
          </table:table-cell>
          <table:table-cell office:value-type="float" office:value="12.5165" calcext:value-type="float">
            <text:p>12.5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341" calcext:value-type="float">
            <text:p>12.8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341" calcext:value-type="float">
            <text:p>12.8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7275" calcext:value-type="float">
            <text:p>12.72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7275" calcext:value-type="float">
            <text:p>12.7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3.1841" calcext:value-type="float">
            <text:p>13.1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847" calcext:value-type="float">
            <text:p>12.88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847" calcext:value-type="float">
            <text:p>12.8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476" calcext:value-type="float">
            <text:p>12.54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476" calcext:value-type="float">
            <text:p>12.5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86" calcext:value-type="float">
            <text:p>12.5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607" calcext:value-type="float">
            <text:p>7.86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2:.H188])" office:value-type="float" office:value="7.87500285714286" calcext:value-type="float">
            <text:p>7.8750028571</text:p>
          </table:table-cell>
          <table:table-cell office:value-type="float" office:value="7.86607" calcext:value-type="float">
            <text:p>7.86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378" calcext:value-type="float">
            <text:p>7.863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378" calcext:value-type="float">
            <text:p>7.86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417" calcext:value-type="float">
            <text:p>7.884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417" calcext:value-type="float">
            <text:p>7.88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629" calcext:value-type="float">
            <text:p>7.876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629" calcext:value-type="float">
            <text:p>7.87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869" calcext:value-type="float">
            <text:p>7.87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869" calcext:value-type="float">
            <text:p>7.87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698" calcext:value-type="float">
            <text:p>7.886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698" calcext:value-type="float">
            <text:p>7.88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904" calcext:value-type="float">
            <text:p>7.869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904" calcext:value-type="float">
            <text:p>7.86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6854" calcext:value-type="float">
            <text:p>5.168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9:.H195])" office:value-type="float" office:value="5.12511285714286" calcext:value-type="float">
            <text:p>5.1251128571</text:p>
          </table:table-cell>
          <table:table-cell office:value-type="float" office:value="5.16854" calcext:value-type="float">
            <text:p>5.16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624" calcext:value-type="float">
            <text:p>5.1162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624" calcext:value-type="float">
            <text:p>5.11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144" calcext:value-type="float">
            <text:p>5.121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144" calcext:value-type="float">
            <text:p>5.12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363" calcext:value-type="float">
            <text:p>5.11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363" calcext:value-type="float">
            <text:p>5.11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976" calcext:value-type="float">
            <text:p>5.119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976" calcext:value-type="float">
            <text:p>5.11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519" calcext:value-type="float">
            <text:p>5.115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519" calcext:value-type="float">
            <text:p>5.11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099" calcext:value-type="float">
            <text:p>5.120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099" calcext:value-type="float">
            <text:p>5.12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659" calcext:value-type="float">
            <text:p>4.096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96:.H202])" office:value-type="float" office:value="4.12393" calcext:value-type="float">
            <text:p>4.12393</text:p>
          </table:table-cell>
          <table:table-cell office:value-type="float" office:value="4.09659" calcext:value-type="float">
            <text:p>4.0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84" calcext:value-type="float">
            <text:p>4.10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84" calcext:value-type="float">
            <text:p>4.1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9363" calcext:value-type="float">
            <text:p>4.19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9363" calcext:value-type="float">
            <text:p>4.19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1388" calcext:value-type="float">
            <text:p>4.11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92" calcext:value-type="float">
            <text:p>4.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92" calcext:value-type="float">
            <text:p>4.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4682" calcext:value-type="float">
            <text:p>4.14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899" calcext:value-type="float">
            <text:p>4.09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9899" calcext:value-type="float">
            <text:p>4.09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04" calcext:value-type="float">
            <text:p>5.9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203:.H209])" office:value-type="float" office:value="5.95901285714286" calcext:value-type="float">
            <text:p>5.9590128571</text:p>
          </table:table-cell>
          <table:table-cell office:value-type="float" office:value="5.9404" calcext:value-type="float">
            <text:p>5.9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7044" calcext:value-type="float">
            <text:p>5.970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7044" calcext:value-type="float">
            <text:p>5.97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3446" calcext:value-type="float">
            <text:p>5.9344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3446" calcext:value-type="float">
            <text:p>5.93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6.0419" calcext:value-type="float">
            <text:p>6.04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0419" calcext:value-type="float">
            <text:p>6.04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606" calcext:value-type="float">
            <text:p>5.96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606" calcext:value-type="float">
            <text:p>5.9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1933" calcext:value-type="float">
            <text:p>5.91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1933" calcext:value-type="float">
            <text:p>5.91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596" calcext:value-type="float">
            <text:p>5.9459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4596" calcext:value-type="float">
            <text:p>5.94596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200 tre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91" calcext:value-type="float">
            <text:p>31.87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2:.H218])" office:value-type="float" office:value="31.8885714285714" calcext:value-type="float">
            <text:p>31.8885714286</text:p>
          </table:table-cell>
          <table:table-cell office:value-type="float" office:value="31.8791" calcext:value-type="float">
            <text:p>31.8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42" calcext:value-type="float">
            <text:p>31.86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42" calcext:value-type="float">
            <text:p>31.8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63" calcext:value-type="float">
            <text:p>31.88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63" calcext:value-type="float">
            <text:p>31.8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5" calcext:value-type="float">
            <text:p>31.86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5" calcext:value-type="float">
            <text:p>31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34" calcext:value-type="float">
            <text:p>31.87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34" calcext:value-type="float">
            <text:p>31.8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971" calcext:value-type="float">
            <text:p>31.9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71" calcext:value-type="float">
            <text:p>31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1" calcext:value-type="float">
            <text:p>31.8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1" calcext:value-type="float">
            <text:p>3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48" calcext:value-type="float">
            <text:p>31.9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9:.H225])" office:value-type="float" office:value="31.9187" calcext:value-type="float">
            <text:p>31.9187</text:p>
          </table:table-cell>
          <table:table-cell office:value-type="float" office:value="31.948" calcext:value-type="float">
            <text:p>31.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6" calcext:value-type="float">
            <text:p>31.9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6" calcext:value-type="float">
            <text:p>31.916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37" calcext:value-type="float">
            <text:p>31.91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37" calcext:value-type="float">
            <text:p>31.9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3" calcext:value-type="float">
            <text:p>31.908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3" calcext:value-type="float">
            <text:p>31.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18" calcext:value-type="float">
            <text:p>31.91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18" calcext:value-type="float">
            <text:p>31.9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42" calcext:value-type="float">
            <text:p>31.9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9" calcext:value-type="float">
            <text:p>31.90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9" calcext:value-type="float">
            <text:p>31.9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26:.H232])" office:value-type="float" office:value="16.5254428571429" calcext:value-type="float">
            <text:p>16.5254428571</text:p>
          </table:table-cell>
          <table:table-cell office:value-type="float" office:value="16.514" calcext:value-type="float">
            <text:p>16.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689" calcext:value-type="float">
            <text:p>16.56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689" calcext:value-type="float">
            <text:p>16.5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" calcext:value-type="float">
            <text:p>16.5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" calcext:value-type="float">
            <text:p>16.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6" calcext:value-type="float">
            <text:p>16.50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6" calcext:value-type="float">
            <text:p>16.5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54" calcext:value-type="float">
            <text:p>16.50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54" calcext:value-type="float">
            <text:p>16.5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7" calcext:value-type="float">
            <text:p>16.5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755" calcext:value-type="float">
            <text:p>16.57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755" calcext:value-type="float">
            <text:p>16.5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8034" calcext:value-type="float">
            <text:p>9.180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33:.H239])" office:value-type="float" office:value="9.26848428571429" calcext:value-type="float">
            <text:p>9.2684842857</text:p>
          </table:table-cell>
          <table:table-cell office:value-type="float" office:value="9.18034" calcext:value-type="float">
            <text:p>9.18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9548" calcext:value-type="float">
            <text:p>9.19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9548" calcext:value-type="float">
            <text:p>9.19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705" calcext:value-type="float">
            <text:p>9.167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705" calcext:value-type="float">
            <text:p>9.16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079" calcext:value-type="float">
            <text:p>9.16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079" calcext:value-type="float">
            <text:p>9.16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6575" calcext:value-type="float">
            <text:p>9.7657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6575" calcext:value-type="float">
            <text:p>9.765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266" calcext:value-type="float">
            <text:p>9.20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266" calcext:value-type="float">
            <text:p>9.202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732" calcext:value-type="float">
            <text:p>9.207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732" calcext:value-type="float">
            <text:p>9.20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9" calcext:value-type="float">
            <text:p>5.482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0:.H246])" office:value-type="float" office:value="5.48818428571429" calcext:value-type="float">
            <text:p>5.4881842857</text:p>
          </table:table-cell>
          <table:table-cell office:value-type="float" office:value="5.4829" calcext:value-type="float">
            <text:p>5.48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945" calcext:value-type="float">
            <text:p>5.479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945" calcext:value-type="float">
            <text:p>5.47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451" calcext:value-type="float">
            <text:p>5.4845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451" calcext:value-type="float">
            <text:p>5.48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85" calcext:value-type="float">
            <text:p>5.482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285" calcext:value-type="float">
            <text:p>5.48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51636" calcext:value-type="float">
            <text:p>5.516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51636" calcext:value-type="float">
            <text:p>5.51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463" calcext:value-type="float">
            <text:p>5.474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463" calcext:value-type="float">
            <text:p>5.4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9659" calcext:value-type="float">
            <text:p>5.4965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9659" calcext:value-type="float">
            <text:p>5.4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5295" calcext:value-type="float">
            <text:p>3.452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7:.H253])" office:value-type="float" office:value="3.49564142857143" calcext:value-type="float">
            <text:p>3.4956414286</text:p>
          </table:table-cell>
          <table:table-cell office:value-type="float" office:value="3.45295" calcext:value-type="float">
            <text:p>3.45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602" calcext:value-type="float">
            <text:p>3.446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602" calcext:value-type="float">
            <text:p>3.44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6663" calcext:value-type="float">
            <text:p>3.466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6663" calcext:value-type="float">
            <text:p>3.46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2567" calcext:value-type="float">
            <text:p>3.525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2567" calcext:value-type="float">
            <text:p>3.52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95" calcext:value-type="float">
            <text:p>3.5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95" calcext:value-type="float">
            <text:p>3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3803" calcext:value-type="float">
            <text:p>3.538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803" calcext:value-type="float">
            <text:p>3.53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519" calcext:value-type="float">
            <text:p>3.4451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519" calcext:value-type="float">
            <text:p>3.44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8513" calcext:value-type="float">
            <text:p>2.38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54:.H260])" office:value-type="float" office:value="2.39649857142857" calcext:value-type="float">
            <text:p>2.3964985714</text:p>
          </table:table-cell>
          <table:table-cell office:value-type="float" office:value="2.38513" calcext:value-type="float">
            <text:p>2.38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9593" calcext:value-type="float">
            <text:p>2.395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9593" calcext:value-type="float">
            <text:p>2.39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43" calcext:value-type="float">
            <text:p>2.41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43" calcext:value-type="float">
            <text:p>2.4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5344" calcext:value-type="float">
            <text:p>2.45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5344" calcext:value-type="float">
            <text:p>2.45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717" calcext:value-type="float">
            <text:p>2.371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717" calcext:value-type="float">
            <text:p>2.3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206" calcext:value-type="float">
            <text:p>2.41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4293" calcext:value-type="float">
            <text:p>2.342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4293" calcext:value-type="float">
            <text:p>2.34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7162" calcext:value-type="float">
            <text:p>1.97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1:.H267])" office:value-type="float" office:value="1.97168857142857" calcext:value-type="float">
            <text:p>1.9716885714</text:p>
          </table:table-cell>
          <table:table-cell office:value-type="float" office:value="1.97162" calcext:value-type="float">
            <text:p>1.97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391" calcext:value-type="float">
            <text:p>2.00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2493" calcext:value-type="float">
            <text:p>2.024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485" calcext:value-type="float">
            <text:p>2.004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485" calcext:value-type="float">
            <text:p>2.00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4404" calcext:value-type="float">
            <text:p>1.94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4404" calcext:value-type="float">
            <text:p>1.94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9841" calcext:value-type="float">
            <text:p>1.998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9841" calcext:value-type="float">
            <text:p>1.99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85406" calcext:value-type="float">
            <text:p>1.85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406" calcext:value-type="float">
            <text:p>1.85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718" calcext:value-type="float">
            <text:p>1.7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8:.H274])" office:value-type="float" office:value="1.81525571428571" calcext:value-type="float">
            <text:p>1.8152557143</text:p>
          </table:table-cell>
          <table:table-cell office:value-type="float" office:value="1.7718" calcext:value-type="float">
            <text:p>1.7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366" calcext:value-type="float">
            <text:p>1.85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366" calcext:value-type="float">
            <text:p>1.8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7678" calcext:value-type="float">
            <text:p>1.876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7678" calcext:value-type="float">
            <text:p>1.87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6776" calcext:value-type="float">
            <text:p>1.76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6776" calcext:value-type="float">
            <text:p>1.76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041" calcext:value-type="float">
            <text:p>1.8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041" calcext:value-type="float">
            <text:p>1.8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4522" calcext:value-type="float">
            <text:p>1.745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4522" calcext:value-type="float">
            <text:p>1.74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4116" calcext:value-type="float">
            <text:p>1.841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4116" calcext:value-type="float">
            <text:p>1.84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8" calcext:value-type="float">
            <text:p>31.8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75:.H281])" office:value-type="float" office:value="31.8993" calcext:value-type="float">
            <text:p>31.8993</text:p>
          </table:table-cell>
          <table:table-cell office:value-type="float" office:value="31.878" calcext:value-type="float">
            <text:p>31.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67" calcext:value-type="float">
            <text:p>31.87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67" calcext:value-type="float">
            <text:p>31.8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79" calcext:value-type="float">
            <text:p>31.88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79" calcext:value-type="float">
            <text:p>31.8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972" calcext:value-type="float">
            <text:p>31.89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972" calcext:value-type="float">
            <text:p>31.8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39" calcext:value-type="float">
            <text:p>31.88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39" calcext:value-type="float">
            <text:p>31.8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298" calcext:value-type="float">
            <text:p>31.9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98" calcext:value-type="float">
            <text:p>31.9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416" calcext:value-type="float">
            <text:p>31.9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416" calcext:value-type="float">
            <text:p>31.9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04" calcext:value-type="float">
            <text:p>16.49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2:.H288])" office:value-type="float" office:value="16.5031285714286" calcext:value-type="float">
            <text:p>16.5031285714</text:p>
          </table:table-cell>
          <table:table-cell office:value-type="float" office:value="16.4904" calcext:value-type="float">
            <text:p>16.4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6" calcext:value-type="float">
            <text:p>16.50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6" calcext:value-type="float">
            <text:p>16.5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99" calcext:value-type="float">
            <text:p>16.499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99" calcext:value-type="float">
            <text:p>16.4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39" calcext:value-type="float">
            <text:p>16.49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39" calcext:value-type="float">
            <text:p>16.4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9" calcext:value-type="float">
            <text:p>16.5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9" calcext:value-type="float">
            <text:p>16.5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41" calcext:value-type="float">
            <text:p>16.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41" calcext:value-type="float">
            <text:p>16.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181" calcext:value-type="float">
            <text:p>16.51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181" calcext:value-type="float">
            <text:p>16.51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67" calcext:value-type="float">
            <text:p>9.14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9:.H295])" office:value-type="float" office:value="9.23571" calcext:value-type="float">
            <text:p>9.23571</text:p>
          </table:table-cell>
          <table:table-cell office:value-type="float" office:value="9.1467" calcext:value-type="float">
            <text:p>9.1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3769" calcext:value-type="float">
            <text:p>9.1376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3769" calcext:value-type="float">
            <text:p>9.13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846" calcext:value-type="float">
            <text:p>9.148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4846" calcext:value-type="float">
            <text:p>9.14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552" calcext:value-type="float">
            <text:p>9.155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552" calcext:value-type="float">
            <text:p>9.15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13" calcext:value-type="float">
            <text:p>9.1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13" calcext:value-type="float">
            <text:p>9.1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6588" calcext:value-type="float">
            <text:p>9.165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588" calcext:value-type="float">
            <text:p>9.16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4442" calcext:value-type="float">
            <text:p>9.74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81633" calcext:value-type="float">
            <text:p>5.8163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96:.H302])" office:value-type="float" office:value="5.50091571428572" calcext:value-type="float">
            <text:p>5.5009157143</text:p>
          </table:table-cell>
          <table:table-cell office:value-type="float" office:value="5.81633" calcext:value-type="float">
            <text:p>5.81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452" calcext:value-type="float">
            <text:p>5.444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452" calcext:value-type="float">
            <text:p>5.44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318" calcext:value-type="float">
            <text:p>5.45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318" calcext:value-type="float">
            <text:p>5.45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04" calcext:value-type="float">
            <text:p>5.450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04" calcext:value-type="float">
            <text:p>5.45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37" calcext:value-type="float">
            <text:p>5.450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37" calcext:value-type="float">
            <text:p>5.45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685" calcext:value-type="float">
            <text:p>5.446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685" calcext:value-type="float">
            <text:p>5.44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512" calcext:value-type="float">
            <text:p>5.445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512" calcext:value-type="float">
            <text:p>5.44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3247" calcext:value-type="float">
            <text:p>3.432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03:.H309])" office:value-type="float" office:value="3.48438285714286" calcext:value-type="float">
            <text:p>3.4843828571</text:p>
          </table:table-cell>
          <table:table-cell office:value-type="float" office:value="3.43247" calcext:value-type="float">
            <text:p>3.43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843" calcext:value-type="float">
            <text:p>3.448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843" calcext:value-type="float">
            <text:p>3.44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9718" calcext:value-type="float">
            <text:p>3.49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9718" calcext:value-type="float">
            <text:p>3.4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826" calcext:value-type="float">
            <text:p>3.48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26" calcext:value-type="float">
            <text:p>3.48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424" calcext:value-type="float">
            <text:p>3.544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424" calcext:value-type="float">
            <text:p>3.54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371" calcext:value-type="float">
            <text:p>3.543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371" calcext:value-type="float">
            <text:p>3.54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205" calcext:value-type="float">
            <text:p>3.442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205" calcext:value-type="float">
            <text:p>3.44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0:.H316])" office:value-type="float" office:value="2.43245" calcext:value-type="float">
            <text:p>2.43245</text:p>
          </table:table-cell>
          <table:table-cell office:value-type="float" office:value="2.42871" calcext:value-type="float">
            <text:p>2.42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58" calcext:value-type="float">
            <text:p>2.428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2858" calcext:value-type="float">
            <text:p>2.42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23" calcext:value-type="float">
            <text:p>2.4332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23" calcext:value-type="float">
            <text:p>2.43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91" calcext:value-type="float">
            <text:p>2.43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91" calcext:value-type="float">
            <text:p>2.43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45" calcext:value-type="float">
            <text:p>2.432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45" calcext:value-type="float">
            <text:p>2.432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55" calcext:value-type="float">
            <text:p>2.432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55" calcext:value-type="float">
            <text:p>2.43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772" calcext:value-type="float">
            <text:p>2.43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772" calcext:value-type="float">
            <text:p>2.43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162" calcext:value-type="float">
            <text:p>2.96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7:.H323])" office:value-type="float" office:value="2.96576571428571" calcext:value-type="float">
            <text:p>2.9657657143</text:p>
          </table:table-cell>
          <table:table-cell office:value-type="float" office:value="2.96162" calcext:value-type="float">
            <text:p>2.96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9577" calcext:value-type="float">
            <text:p>2.995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9577" calcext:value-type="float">
            <text:p>2.99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746" calcext:value-type="float">
            <text:p>2.957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746" calcext:value-type="float">
            <text:p>2.95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7894" calcext:value-type="float">
            <text:p>2.978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7894" calcext:value-type="float">
            <text:p>2.97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455" calcext:value-type="float">
            <text:p>2.94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455" calcext:value-type="float">
            <text:p>2.9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74" calcext:value-type="float">
            <text:p>2.96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674" calcext:value-type="float">
            <text:p>2.9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367" calcext:value-type="float">
            <text:p>2.953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367" calcext:value-type="float">
            <text:p>2.95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624" calcext:value-type="float">
            <text:p>3.246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24:.H330])" office:value-type="float" office:value="3.29508428571429" calcext:value-type="float">
            <text:p>3.2950842857</text:p>
          </table:table-cell>
          <table:table-cell office:value-type="float" office:value="3.24624" calcext:value-type="float">
            <text:p>3.24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589" calcext:value-type="float">
            <text:p>3.24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44407" calcext:value-type="float">
            <text:p>3.4440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407" calcext:value-type="float">
            <text:p>3.44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39336" calcext:value-type="float">
            <text:p>3.39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9336" calcext:value-type="float">
            <text:p>3.39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3968" calcext:value-type="float">
            <text:p>3.23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04" calcext:value-type="float">
            <text:p>3.24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04" calcext:value-type="float">
            <text:p>3.24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31" calcext:value-type="float">
            <text:p>3.2483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31" calcext:value-type="float">
            <text:p>3.2483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8:06:38.69983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7T05:21:34.400303943</dc:date>
    <meta:editing-duration>PT9H58M59S</meta:editing-duration>
    <meta:editing-cycles>41</meta:editing-cycles>
    <meta:document-statistic meta:table-count="1" meta:cell-count="25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138cm" svg:height="13.575cm" xlink:href=".." xlink:type="simple" chart:class="chart:scatter" chart:style-name="ch1">
        <chart:title svg:x="9.546cm" svg:y="0.407cm" chart:style-name="ch2">
          <text:p>Xeon PHI</text:p>
        </chart:title>
        <chart:subtitle svg:x="9.057cm" svg:y="1.457cm" chart:style-name="ch3">
          <text:p>Completion Time</text:p>
        </chart:subtitle>
        <chart:legend chart:legend-position="end" svg:x="17.38cm" svg:y="5.741cm" style:legend-expansion="high" chart:style-name="ch4"/>
        <chart:plot-area chart:style-name="ch5" table:cell-range-address="Sheet1.I14:Sheet1.M22" chart:data-source-has-labels="row" svg:x="1.433cm" svg:y="2.411cm" svg:width="15.525cm" svg:height="9.912cm">
          <chartooo:coordinate-region svg:x="2.24cm" svg:y="2.611cm" svg:width="14.438cm" svg:height="9.065cm"/>
          <chart:axis chart:dimension="x" chart:name="primary-x" chart:style-name="ch6">
            <chart:title svg:x="8.291cm" svg:y="12.594cm" chart:style-name="ch7">
              <text:p>Workers no.</text:p>
            </chart:title>
          </chart:axis>
          <chart:axis chart:dimension="y" chart:name="primary-y" chart:style-name="ch6">
            <chart:title svg:x="0.451cm" svg:y="8.628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1" chart:values-cell-range-address="Sheet1.K15:Sheet1.K22" chart:label-cell-address="Sheet1.K14:Sheet1.K14" chart:class="chart:scatter"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equential</text:p>
                <draw:g>
                  <svg:desc>Sheet1.J14:Sheet1.J14</svg:desc>
                </draw:g>
              </table:table-cell>
              <table:table-cell office:value-type="string">
                <text:p>FastFlow</text:p>
                <draw:g>
                  <svg:desc>Sheet1.K14:Sheet1.K14</svg:desc>
                </draw:g>
              </table:table-cell>
              <table:table-cell office:value-type="string">
                <text:p>Thread</text:p>
                <draw:g>
                  <svg:desc>Sheet1.L14:Sheet1.L14</svg:desc>
                </draw:g>
              </table:table-cell>
              <table:table-cell office:value-type="string">
                <text:p>Ideal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5:Sheet1.I22</svg:desc>
                </draw:g>
              </table:table-cell>
              <table:table-cell office:value-type="float" office:value="514.5296">
                <text:p>514.5296</text:p>
                <draw:g>
                  <svg:desc>Sheet1.J15:Sheet1.J22</svg:desc>
                </draw:g>
              </table:table-cell>
              <table:table-cell office:value-type="float" office:value="514.7812">
                <text:p>514.7812</text:p>
                <draw:g>
                  <svg:desc>Sheet1.K15:Sheet1.K22</svg:desc>
                </draw:g>
              </table:table-cell>
              <table:table-cell office:value-type="float" office:value="514.6076">
                <text:p>514.6076</text:p>
                <draw:g>
                  <svg:desc>Sheet1.L15:Sheet1.L22</svg:desc>
                </draw:g>
              </table:table-cell>
              <table:table-cell office:value-type="float" office:value="514.5296">
                <text:p>514.5296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4.5296">
                <text:p>514.5296</text:p>
              </table:table-cell>
              <table:table-cell office:value-type="float" office:value="263.6716">
                <text:p>263.6716</text:p>
              </table:table-cell>
              <table:table-cell office:value-type="float" office:value="267.7482">
                <text:p>267.7482</text:p>
              </table:table-cell>
              <table:table-cell office:value-type="float" office:value="258.0207">
                <text:p>258.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14.5296">
                <text:p>514.5296</text:p>
              </table:table-cell>
              <table:table-cell office:value-type="float" office:value="139.4944">
                <text:p>139.4944</text:p>
              </table:table-cell>
              <table:table-cell office:value-type="float" office:value="138.4456">
                <text:p>138.4456</text:p>
              </table:table-cell>
              <table:table-cell office:value-type="float" office:value="129.76625">
                <text:p>129.7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4.5296">
                <text:p>514.5296</text:p>
              </table:table-cell>
              <table:table-cell office:value-type="float" office:value="73.70926">
                <text:p>73.70926</text:p>
              </table:table-cell>
              <table:table-cell office:value-type="float" office:value="75.2508">
                <text:p>75.2508</text:p>
              </table:table-cell>
              <table:table-cell office:value-type="float" office:value="65.639025">
                <text:p>65.63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14.5296">
                <text:p>514.5296</text:p>
              </table:table-cell>
              <table:table-cell office:value-type="float" office:value="42.68746">
                <text:p>42.68746</text:p>
              </table:table-cell>
              <table:table-cell office:value-type="float" office:value="42.5277">
                <text:p>42.5277</text:p>
              </table:table-cell>
              <table:table-cell office:value-type="float" office:value="33.5754125">
                <text:p>33.5754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4.5296">
                <text:p>514.5296</text:p>
              </table:table-cell>
              <table:table-cell office:value-type="float" office:value="25.04268">
                <text:p>25.04268</text:p>
              </table:table-cell>
              <table:table-cell office:value-type="float" office:value="24.93386">
                <text:p>24.93386</text:p>
              </table:table-cell>
              <table:table-cell office:value-type="float" office:value="17.54360625">
                <text:p>17.5436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14.5296">
                <text:p>514.5296</text:p>
              </table:table-cell>
              <table:table-cell office:value-type="float" office:value="16.4186">
                <text:p>16.4186</text:p>
              </table:table-cell>
              <table:table-cell office:value-type="float" office:value="20.20764">
                <text:p>20.20764</text:p>
              </table:table-cell>
              <table:table-cell office:value-type="float" office:value="9.527703125">
                <text:p>9.527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14.5296">
                <text:p>514.5296</text:p>
              </table:table-cell>
              <table:table-cell office:value-type="float" office:value="12.81412">
                <text:p>12.81412</text:p>
              </table:table-cell>
              <table:table-cell office:value-type="float" office:value="29.94244">
                <text:p>29.94244</text:p>
              </table:table-cell>
              <table:table-cell office:value-type="float" office:value="5.51975156249999">
                <text:p>5.5197515624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Dashed_20__28_var_29_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4cm" svg:height="10.84cm" xlink:href=".." xlink:type="simple" chart:class="chart:scatter" chart:style-name="ch1">
        <chart:title svg:x="9.347cm" svg:y="0.352cm" chart:style-name="ch2">
          <text:p>Xeon PHI</text:p>
        </chart:title>
        <chart:subtitle svg:x="9.532cm" svg:y="1.347cm" chart:style-name="ch3">
          <text:p>Speedup</text:p>
        </chart:subtitle>
        <chart:legend chart:legend-position="end" svg:x="17.194cm" svg:y="4.623cm" style:legend-expansion="high" chart:style-name="ch4"/>
        <chart:plot-area chart:style-name="ch5" table:cell-range-address="Sheet1.O14:Sheet1.R22" chart:data-source-has-labels="row" svg:x="1.425cm" svg:y="2.246cm" svg:width="15.355cm" svg:height="7.397cm">
          <chartooo:coordinate-region svg:x="2.046cm" svg:y="2.445cm" svg:width="14.268cm" svg:height="6.551cm"/>
          <chart:axis chart:dimension="x" chart:name="primary-x" chart:style-name="ch6">
            <chart:title svg:x="8.198cm" svg:y="9.859cm" chart:style-name="ch7">
              <text:p>Workers no.</text:p>
            </chart:title>
          </chart:axis>
          <chart:axis chart:dimension="y" chart:name="primary-y" chart:style-name="ch6">
            <chart:title svg:x="0.451cm" svg:y="6.663cm" chart:style-name="ch8">
              <text:p>Speedup</text:p>
            </chart:title>
            <chart:grid chart:style-name="ch9" chart:class="major"/>
          </chart:axis>
          <chart:series chart:style-name="ch10" chart:values-cell-range-address="Sheet1.P15:Sheet1.P22" chart:label-cell-address="Sheet1.P14:Sheet1.P14" chart:class="chart:scatter">
            <chart:domain table:cell-range-address="Sheet1.O15:Sheet1.O22"/>
            <chart:data-point chart:repeated="8"/>
          </chart:series>
          <chart:series chart:style-name="ch11" chart:values-cell-range-address="Sheet1.Q15:Sheet1.Q22" chart:label-cell-address="Sheet1.Q14:Sheet1.Q14" chart:class="chart:scatter">
            <chart:data-point chart:repeated="8"/>
          </chart:series>
          <chart:series chart:style-name="ch12" chart:values-cell-range-address="Sheet1.R15:Sheet1.R22" chart:label-cell-address="Sheet1.R14:Sheet1.R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astFlow</text:p>
                <draw:g>
                  <svg:desc>Sheet1.P14:Sheet1.P14</svg:desc>
                </draw:g>
              </table:table-cell>
              <table:table-cell office:value-type="string">
                <text:p>Thread</text:p>
                <draw:g>
                  <svg:desc>Sheet1.Q14:Sheet1.Q14</svg:desc>
                </draw:g>
              </table:table-cell>
              <table:table-cell office:value-type="string">
                <text:p>Ideal</text:p>
                <draw:g>
                  <svg:desc>Sheet1.R14:Sheet1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5:Sheet1.O22</svg:desc>
                </draw:g>
              </table:table-cell>
              <table:table-cell office:value-type="float" office:value="0.999511248662538">
                <text:p>0.999511248662538</text:p>
                <draw:g>
                  <svg:desc>Sheet1.P15:Sheet1.P22</svg:desc>
                </draw:g>
              </table:table-cell>
              <table:table-cell office:value-type="float" office:value="0.999848428200439">
                <text:p>0.999848428200439</text:p>
                <draw:g>
                  <svg:desc>Sheet1.Q15:Sheet1.Q22</svg:desc>
                </draw:g>
              </table:table-cell>
              <table:table-cell office:value-type="float" office:value="1">
                <text:p>1</text:p>
                <draw:g>
                  <svg:desc>Sheet1.R15:Sheet1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140318487088">
                <text:p>1.95140318487088</text:p>
              </table:table-cell>
              <table:table-cell office:value-type="float" office:value="1.92169209727647">
                <text:p>1.92169209727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5322995045">
                <text:p>3.6885322995045</text:p>
              </table:table-cell>
              <table:table-cell office:value-type="float" office:value="3.71647491866842">
                <text:p>3.71647491866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98052863371577">
                <text:p>6.98052863371577</text:p>
              </table:table-cell>
              <table:table-cell office:value-type="float" office:value="6.83752996645883">
                <text:p>6.837529966458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0534133443405">
                <text:p>12.0534133443405</text:p>
              </table:table-cell>
              <table:table-cell office:value-type="float" office:value="12.0986933222347">
                <text:p>12.0986933222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5461076849602">
                <text:p>20.5461076849602</text:p>
              </table:table-cell>
              <table:table-cell office:value-type="float" office:value="20.6357780143147">
                <text:p>20.63577801431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1.3382139768311">
                <text:p>31.3382139768311</text:p>
              </table:table-cell>
              <table:table-cell office:value-type="float" office:value="25.4621321440802">
                <text:p>25.4621321440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0.1533308568985">
                <text:p>40.1533308568985</text:p>
              </table:table-cell>
              <table:table-cell office:value-type="float" office:value="17.183956952072">
                <text:p>17.183956952072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87cm" svg:height="9.951cm" xlink:href=".." xlink:type="simple" chart:class="chart:scatter" chart:style-name="ch1">
        <chart:title svg:x="8.42cm" svg:y="0.335cm" chart:style-name="ch2">
          <text:p>Xeon PHI</text:p>
        </chart:title>
        <chart:subtitle svg:x="8.539cm" svg:y="1.313cm" chart:style-name="ch3">
          <text:p>Efficiency</text:p>
        </chart:subtitle>
        <chart:legend chart:legend-position="end" svg:x="15.341cm" svg:y="4.178cm" style:legend-expansion="high" chart:style-name="ch4"/>
        <chart:plot-area chart:style-name="ch5" table:cell-range-address="Sheet1.I55:Sheet1.L63" chart:data-source-has-labels="row" svg:x="1.388cm" svg:y="2.195cm" svg:width="13.576cm" svg:height="6.576cm">
          <chartooo:coordinate-region svg:x="2.115cm" svg:y="2.395cm" svg:width="12.569cm" svg:height="5.729cm"/>
          <chart:axis chart:dimension="x" chart:name="primary-x" chart:style-name="ch6">
            <chart:title svg:x="7.272cm" svg:y="8.97cm" chart:style-name="ch7">
              <text:p>Workers no.</text:p>
            </chart:title>
          </chart:axis>
          <chart:axis chart:dimension="y" chart:name="primary-y" chart:style-name="ch6">
            <chart:title svg:x="0.451cm" svg:y="6.215cm" chart:style-name="ch8">
              <text:p>Efficiency</text:p>
            </chart:title>
            <chart:grid chart:style-name="ch9" chart:class="major"/>
          </chart:axis>
          <chart:series chart:style-name="ch10" chart:values-cell-range-address="Sheet1.J56:Sheet1.J63" chart:label-cell-address="Sheet1.J55:Sheet1.J55" chart:class="chart:scatter">
            <chart:domain table:cell-range-address="Sheet1.I56:Sheet1.I63"/>
            <chart:data-point chart:repeated="8"/>
          </chart:series>
          <chart:series chart:style-name="ch11" chart:values-cell-range-address="Sheet1.K56:Sheet1.K63" chart:label-cell-address="Sheet1.K55:Sheet1.K55" chart:class="chart:scatter">
            <chart:data-point chart:repeated="8"/>
          </chart:series>
          <chart:series chart:style-name="ch12" chart:values-cell-range-address="Sheet1.L56:Sheet1.L63" chart:label-cell-address="Sheet1.L55:Sheet1.L5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stFlow</text:p>
                <draw:g>
                  <svg:desc>Sheet1.J55:Sheet1.J55</svg:desc>
                </draw:g>
              </table:table-cell>
              <table:table-cell office:value-type="string">
                <text:p>Thread</text:p>
                <draw:g>
                  <svg:desc>Sheet1.K55:Sheet1.K55</svg:desc>
                </draw:g>
              </table:table-cell>
              <table:table-cell office:value-type="string">
                <text:p>Ideal</text:p>
                <draw:g>
                  <svg:desc>Sheet1.L55:Sheet1.L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56:Sheet1.I63</svg:desc>
                </draw:g>
              </table:table-cell>
              <table:table-cell office:value-type="float" office:value="0.999511248662538">
                <text:p>0.999511248662538</text:p>
                <draw:g>
                  <svg:desc>Sheet1.J56:Sheet1.J63</svg:desc>
                </draw:g>
              </table:table-cell>
              <table:table-cell office:value-type="float" office:value="0.999848428200439">
                <text:p>0.999848428200439</text:p>
                <draw:g>
                  <svg:desc>Sheet1.K56:Sheet1.K63</svg:desc>
                </draw:g>
              </table:table-cell>
              <table:table-cell office:value-type="float" office:value="1">
                <text:p>1</text:p>
                <draw:g>
                  <svg:desc>Sheet1.L56:Sheet1.L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56841616617">
                <text:p>0.97856841616617</text:p>
              </table:table-cell>
              <table:table-cell office:value-type="float" office:value="0.963669223546601">
                <text:p>0.96366922354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0261358162048">
                <text:p>0.930261358162048</text:p>
              </table:table-cell>
              <table:table-cell office:value-type="float" office:value="0.937308589077587">
                <text:p>0.937308589077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0512603165464">
                <text:p>0.890512603165464</text:p>
              </table:table-cell>
              <table:table-cell office:value-type="float" office:value="0.872270128689662">
                <text:p>0.872270128689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86540414913419">
                <text:p>0.786540414913419</text:p>
              </table:table-cell>
              <table:table-cell office:value-type="float" office:value="0.789495140814105">
                <text:p>0.78949514081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0054827398665">
                <text:p>0.70054827398665</text:p>
              </table:table-cell>
              <table:table-cell office:value-type="float" office:value="0.70360570926443">
                <text:p>0.70360570926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0299363222199">
                <text:p>0.580299363222199</text:p>
              </table:table-cell>
              <table:table-cell office:value-type="float" office:value="0.471490145558808">
                <text:p>0.471490145558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430755413754514">
                <text:p>0.430755413754514</text:p>
              </table:table-cell>
              <table:table-cell office:value-type="float" office:value="0.184345416155129">
                <text:p>0.1843454161551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33cm" svg:height="13.787cm" xlink:href=".." xlink:type="simple" chart:class="chart:scatter" chart:column-mapping="7 1 2 3 4 5 6" chart:style-name="ch1">
        <chart:title svg:x="9.993cm" svg:y="0.411cm" chart:style-name="ch2">
          <text:p>Xeon PHI</text:p>
        </chart:title>
        <chart:subtitle svg:x="10.073cm" svg:y="1.465cm" chart:style-name="ch3">
          <text:p>Scalability</text:p>
        </chart:subtitle>
        <chart:legend chart:legend-position="end" svg:x="15.206cm" svg:y="5.1cm" style:legend-expansion="high" chart:style-name="ch4"/>
        <chart:plot-area chart:style-name="ch5" table:cell-range-address="Sheet1.O56:Sheet1.U63 Sheet1.V55:Sheet1.V63 Sheet1.P55:Sheet1.U55" chart:data-source-has-labels="row" svg:x="1.451cm" svg:y="2.423cm" svg:width="13.315cm" svg:height="10.108cm">
          <chartooo:coordinate-region svg:x="2.072cm" svg:y="2.622cm" svg:width="12.228cm" svg:height="9.262cm"/>
          <chart:axis chart:dimension="x" chart:name="primary-x" chart:style-name="ch6">
            <chart:title svg:x="7.204cm" svg:y="12.806cm" chart:style-name="ch7">
              <text:p>Workers no.</text:p>
            </chart:title>
          </chart:axis>
          <chart:axis chart:dimension="y" chart:name="primary-y" chart:style-name="ch6">
            <chart:title svg:x="0.451cm" svg:y="8.275cm" chart:style-name="ch8">
              <text:p>Scalability</text:p>
            </chart:title>
            <chart:grid chart:style-name="ch9" chart:class="major"/>
          </chart:axis>
          <chart:series chart:style-name="ch10" chart:values-cell-range-address="Sheet1.V56:Sheet1.V63" chart:label-cell-address="Sheet1.V55:Sheet1.V55" chart:class="chart:scatter">
            <chart:domain table:cell-range-address="Sheet1.O56:Sheet1.O63"/>
            <chart:data-point chart:repeated="8"/>
          </chart:series>
          <chart:series chart:style-name="ch11" chart:values-cell-range-address="Sheet1.P56:Sheet1.P63" chart:label-cell-address="Sheet1.P55:Sheet1.P55" chart:class="chart:scatter">
            <chart:data-point chart:repeated="8"/>
          </chart:series>
          <chart:series chart:style-name="ch12" chart:values-cell-range-address="Sheet1.Q56:Sheet1.Q63" chart:label-cell-address="Sheet1.Q55:Sheet1.Q55" chart:class="chart:scatter">
            <chart:data-point chart:repeated="8"/>
          </chart:series>
          <chart:series chart:style-name="ch13" chart:values-cell-range-address="Sheet1.R56:Sheet1.R63" chart:label-cell-address="Sheet1.R55:Sheet1.R55" chart:class="chart:scatter">
            <chart:data-point chart:repeated="8"/>
          </chart:series>
          <chart:series chart:style-name="ch14" chart:values-cell-range-address="Sheet1.S56:Sheet1.S63" chart:label-cell-address="Sheet1.S55:Sheet1.S55" chart:class="chart:scatter">
            <chart:data-point chart:repeated="8"/>
          </chart:series>
          <chart:series chart:style-name="ch15" chart:values-cell-range-address="Sheet1.T56:Sheet1.T63" chart:label-cell-address="Sheet1.T55:Sheet1.T55" chart:class="chart:scatter">
            <chart:data-point chart:repeated="8"/>
          </chart:series>
          <chart:series chart:style-name="ch16" chart:values-cell-range-address="Sheet1.U56:Sheet1.U63" chart:label-cell-address="Sheet1.U55:Sheet1.U55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deal</text:p>
                <draw:g>
                  <svg:desc>Sheet1.V55:Sheet1.V55</svg:desc>
                </draw:g>
              </table:table-cell>
              <table:table-cell office:value-type="string">
                <text:p>FF 10k points, 2.4k trees</text:p>
                <draw:g>
                  <svg:desc>Sheet1.P55:Sheet1.P55</svg:desc>
                </draw:g>
              </table:table-cell>
              <table:table-cell office:value-type="string">
                <text:p>FF 1k points, 2.4k trees</text:p>
                <draw:g>
                  <svg:desc>Sheet1.Q55:Sheet1.Q55</svg:desc>
                </draw:g>
              </table:table-cell>
              <table:table-cell office:value-type="string">
                <text:p>FF 1k points, 1.2k trees</text:p>
                <draw:g>
                  <svg:desc>Sheet1.R55:Sheet1.R55</svg:desc>
                </draw:g>
              </table:table-cell>
              <table:table-cell office:value-type="string">
                <text:p>Threads 10k points, 2.4k trees</text:p>
                <draw:g>
                  <svg:desc>Sheet1.S55:Sheet1.S55</svg:desc>
                </draw:g>
              </table:table-cell>
              <table:table-cell office:value-type="string">
                <text:p>Threads 1k points, 2.4k trees</text:p>
                <draw:g>
                  <svg:desc>Sheet1.T55:Sheet1.T55</svg:desc>
                </draw:g>
              </table:table-cell>
              <table:table-cell office:value-type="string">
                <text:p>Threads 1k points, 1.2k trees</text:p>
                <draw:g>
                  <svg:desc>Sheet1.U55:Sheet1.U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56:Sheet1.O63</svg:desc>
                </draw:g>
              </table:table-cell>
              <table:table-cell office:value-type="float" office:value="1">
                <text:p>1</text:p>
                <draw:g>
                  <svg:desc>Sheet1.V56:Sheet1.V63</svg:desc>
                </draw:g>
              </table:table-cell>
              <table:table-cell office:value-type="float" office:value="1">
                <text:p>1</text:p>
                <draw:g>
                  <svg:desc>Sheet1.P56:Sheet1.P63</svg:desc>
                </draw:g>
              </table:table-cell>
              <table:table-cell office:value-type="float" office:value="1">
                <text:p>1</text:p>
                <draw:g>
                  <svg:desc>Sheet1.Q56:Sheet1.Q63</svg:desc>
                </draw:g>
              </table:table-cell>
              <table:table-cell office:value-type="float" office:value="1">
                <text:p>1</text:p>
                <draw:g>
                  <svg:desc>Sheet1.R56:Sheet1.R63</svg:desc>
                </draw:g>
              </table:table-cell>
              <table:table-cell office:value-type="float" office:value="1">
                <text:p>1</text:p>
                <draw:g>
                  <svg:desc>Sheet1.S56:Sheet1.S63</svg:desc>
                </draw:g>
              </table:table-cell>
              <table:table-cell office:value-type="float" office:value="1">
                <text:p>1</text:p>
                <draw:g>
                  <svg:desc>Sheet1.T56:Sheet1.T63</svg:desc>
                </draw:g>
              </table:table-cell>
              <table:table-cell office:value-type="float" office:value="1">
                <text:p>1</text:p>
                <draw:g>
                  <svg:desc>Sheet1.U56:Sheet1.U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235740216239">
                <text:p>1.95235740216239</text:p>
              </table:table-cell>
              <table:table-cell office:value-type="float" office:value="1.94289263114844">
                <text:p>1.94289263114844</text:p>
              </table:table-cell>
              <table:table-cell office:value-type="float" office:value="1.93148832838714">
                <text:p>1.93148832838714</text:p>
              </table:table-cell>
              <table:table-cell office:value-type="float" office:value="1.92198341576153">
                <text:p>1.92198341576153</text:p>
              </table:table-cell>
              <table:table-cell office:value-type="float" office:value="1.95347065484197">
                <text:p>1.95347065484197</text:p>
              </table:table-cell>
              <table:table-cell office:value-type="float" office:value="1.9329244065411">
                <text:p>1.9329244065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9033595613874">
                <text:p>3.69033595613874</text:p>
              </table:table-cell>
              <table:table-cell office:value-type="float" office:value="3.47577042074806">
                <text:p>3.47577042074806</text:p>
              </table:table-cell>
              <table:table-cell office:value-type="float" office:value="3.44378854363458">
                <text:p>3.44378854363458</text:p>
              </table:table-cell>
              <table:table-cell office:value-type="float" office:value="3.71703831685514">
                <text:p>3.71703831685514</text:p>
              </table:table-cell>
              <table:table-cell office:value-type="float" office:value="3.4687063763925">
                <text:p>3.4687063763925</text:p>
              </table:table-cell>
              <table:table-cell office:value-type="float" office:value="3.45390879531731">
                <text:p>3.4539087953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8394204473088">
                <text:p>6.98394204473088</text:p>
              </table:table-cell>
              <table:table-cell office:value-type="float" office:value="5.80343096556139">
                <text:p>5.80343096556139</text:p>
              </table:table-cell>
              <table:table-cell office:value-type="float" office:value="5.81589435381829">
                <text:p>5.81589435381829</text:p>
              </table:table-cell>
              <table:table-cell office:value-type="float" office:value="6.8385665002897">
                <text:p>6.8385665002897</text:p>
              </table:table-cell>
              <table:table-cell office:value-type="float" office:value="5.76207843036164">
                <text:p>5.76207843036164</text:p>
              </table:table-cell>
              <table:table-cell office:value-type="float" office:value="5.79890724687136">
                <text:p>5.79890724687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0593073469351">
                <text:p>12.0593073469351</text:p>
              </table:table-cell>
              <table:table-cell office:value-type="float" office:value="9.24410497808257">
                <text:p>9.24410497808257</text:p>
              </table:table-cell>
              <table:table-cell office:value-type="float" office:value="9.13099946096139">
                <text:p>9.13099946096139</text:p>
              </table:table-cell>
              <table:table-cell office:value-type="float" office:value="12.1005274209515">
                <text:p>12.1005274209515</text:p>
              </table:table-cell>
              <table:table-cell office:value-type="float" office:value="9.32626419001753">
                <text:p>9.32626419001753</text:p>
              </table:table-cell>
              <table:table-cell office:value-type="float" office:value="9.15493540975487">
                <text:p>9.15493540975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5561545329813">
                <text:p>20.5561545329813</text:p>
              </table:table-cell>
              <table:table-cell office:value-type="float" office:value="13.8983682619969">
                <text:p>13.8983682619969</text:p>
              </table:table-cell>
              <table:table-cell office:value-type="float" office:value="13.3188896419717">
                <text:p>13.3188896419717</text:p>
              </table:table-cell>
              <table:table-cell office:value-type="float" office:value="20.6389062904821">
                <text:p>20.6389062904821</text:p>
              </table:table-cell>
              <table:table-cell office:value-type="float" office:value="14.3302907057935">
                <text:p>14.3302907057935</text:p>
              </table:table-cell>
              <table:table-cell office:value-type="float" office:value="13.114061953997">
                <text:p>13.114061953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1.3535380604924">
                <text:p>31.3535380604924</text:p>
              </table:table-cell>
              <table:table-cell office:value-type="float" office:value="18.891006456782">
                <text:p>18.891006456782</text:p>
              </table:table-cell>
              <table:table-cell office:value-type="float" office:value="16.1885099211553">
                <text:p>16.1885099211553</text:p>
              </table:table-cell>
              <table:table-cell office:value-type="float" office:value="25.4659920703259">
                <text:p>25.4659920703259</text:p>
              </table:table-cell>
              <table:table-cell office:value-type="float" office:value="17.8093122683598">
                <text:p>17.8093122683598</text:p>
              </table:table-cell>
              <table:table-cell office:value-type="float" office:value="10.7558394941128">
                <text:p>10.755839494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0.1729654474907">
                <text:p>40.1729654474907</text:p>
              </table:table-cell>
              <table:table-cell office:value-type="float" office:value="21.0686995315344">
                <text:p>21.0686995315344</text:p>
              </table:table-cell>
              <table:table-cell office:value-type="float" office:value="17.5835832653251">
                <text:p>17.5835832653251</text:p>
              </table:table-cell>
              <table:table-cell office:value-type="float" office:value="17.1865619501951">
                <text:p>17.1865619501951</text:p>
              </table:table-cell>
              <table:table-cell office:value-type="float" office:value="12.3249200670581">
                <text:p>12.3249200670581</text:p>
              </table:table-cell>
              <table:table-cell office:value-type="float" office:value="9.68087527784895">
                <text:p>9.68087527784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